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3.30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8">
      <style:text-properties fo:font-weight="bold"/>
    </style:style>
    <style:style style:name="ce3" style:family="table-cell" style:parent-style-name="Default" style:data-style-name="N1"/>
    <style:style style:name="ce4" style:family="table-cell" style:parent-style-name="Default" style:data-style-name="N109"/>
    <style:style style:name="ce5" style:family="table-cell" style:parent-style-name="Default" style:data-style-name="N0"/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SpeerOff</text:p>
          </table:table-cell>
          <table:table-cell office:value-type="string">
            <text:p>SchwOff</text:p>
          </table:table-cell>
          <table:table-cell office:value-type="string">
            <text:p>AxtOff</text:p>
          </table:table-cell>
          <table:table-cell/>
          <table:table-cell office:value-type="string">
            <text:p>SpeerDef</text:p>
          </table:table-cell>
          <table:table-cell office:value-type="string">
            <text:p>SperrDefCa</text:p>
          </table:table-cell>
          <table:table-cell table:number-columns-repeated="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/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1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/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table:number-columns-repeated="1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table:number-columns-repeated="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/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table:number-columns-repeated="4"/>
          <table:table-cell office:value-type="string">
            <text:p>L</text:p>
          </table:table-cell>
          <table:table-cell office:value-type="string">
            <text:p>Min</text:p>
          </table:table-cell>
          <table:table-cell office:value-type="string">
            <text:p>MaxSenk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/>
          <table:table-cell office:value-type="float" office:value="1350">
            <text:p>1350</text:p>
          </table:table-cell>
          <table:table-cell office:value-type="float" office:value="100">
            <text:p>100</text:p>
          </table:table-cell>
          <table:table-cell table:style-name="ce5" office:value-type="float" office:value="0.915">
            <text:p>0,92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ooc:=([.O7]*100)/(910*1.09^[.L7])" office:value-type="float" office:value="0.554953841714215">
            <text:p>0,55</text:p>
          </table:table-cell>
          <table:table-cell table:formula="oooc:=([.$R$5]*0.5*1.09^[.L7])/200" office:value-type="float" office:value="4.0098375">
            <text:p>4,01</text:p>
          </table:table-cell>
          <table:table-cell table:formula="oooc:=[.O7]-(ROUND([.S7]))" office:value-type="float" office:value="2">
            <text:p>2</text:p>
          </table:table-cell>
          <table:table-cell table:formula="oooc:=IF([.T7]=0;&quot;OK&quot;;&quot;FEHLER&quot;)" office:value-type="string" office:string-value="FEHLER">
            <text:p>FEHLER</text:p>
          </table:table-cell>
          <table:table-cell table:formula="oooc:=([.O7]*50)/(450*1.09^[.L7])" office:value-type="float" office:value="0.56111999551104">
            <text:p>0,5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/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ooc:=([.O8]*100)/(910*1.09^[.L8])" office:value-type="float" office:value="0.509131964875427">
            <text:p>0,51</text:p>
          </table:table-cell>
          <table:table-cell table:formula="oooc:=([.$R$5]*0.5*1.09^[.L8])/200" office:value-type="float" office:value="4.370722875">
            <text:p>4,37</text:p>
          </table:table-cell>
          <table:table-cell table:formula="oooc:=[.O8]-(ROUND([.S8]))" office:value-type="float" office:value="2">
            <text:p>2</text:p>
          </table:table-cell>
          <table:table-cell table:formula="oooc:=IF([.T8]=0;&quot;OK&quot;;&quot;FEHLER&quot;)" office:value-type="string" office:string-value="FEHLER">
            <text:p>FEHLER</text:p>
          </table:table-cell>
          <table:table-cell table:formula="oooc:=([.O8]*50)/(450*1.09^[.L8])" office:value-type="float" office:value="0.514788986707376">
            <text:p>0,5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/>
          <table:table-cell office:value-type="float" office:value="21">
            <text:p>21</text:p>
            <draw:frame table:end-cell-address="Tabelle1.J37" table:end-x="1.429cm" table:end-y="0.228cm" draw:z-index="0" svg:width="12.908cm" svg:height="12.804cm" svg:x="1.45cm" svg:y="0.069cm">
              <draw:object draw:notify-on-update-of-ranges="Tabelle1.L7:Tabelle1.L35 Tabelle1.O7:Tabelle1.O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ooc:=([.O9]*100)/(910*1.09^[.L9])" office:value-type="float" office:value="0.544942470050151">
            <text:p>0,54</text:p>
          </table:table-cell>
          <table:table-cell table:formula="oooc:=([.$R$5]*0.5*1.09^[.L9])/200" office:value-type="float" office:value="4.76408793375">
            <text:p>4,76</text:p>
          </table:table-cell>
          <table:table-cell table:formula="oooc:=[.O9]-(ROUND([.S9]))" office:value-type="float" office:value="2">
            <text:p>2</text:p>
          </table:table-cell>
          <table:table-cell table:formula="oooc:=IF([.T9]=0;&quot;OK&quot;;&quot;FEHLER&quot;)" office:value-type="string" office:string-value="FEHLER">
            <text:p>FEHLER</text:p>
          </table:table-cell>
          <table:table-cell table:formula="oooc:=([.O9]*50)/(450*1.09^[.L9])" office:value-type="float" office:value="0.550997386384042">
            <text:p>0,5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/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table:formula="oooc:=([.O10]*100)/(910*1.09^[.L10])" office:value-type="float" office:value="0.499947220229496">
            <text:p>0,5</text:p>
          </table:table-cell>
          <table:table-cell table:formula="oooc:=([.$R$5]*0.5*1.09^[.L10])/200" office:value-type="float" office:value="5.1928558477875">
            <text:p>5,19</text:p>
          </table:table-cell>
          <table:table-cell table:formula="oooc:=[.O10]-(ROUND([.S10]))" office:value-type="float" office:value="2">
            <text:p>2</text:p>
          </table:table-cell>
          <table:table-cell table:formula="oooc:=IF([.T10]=0;&quot;OK&quot;;&quot;FEHLER&quot;)" office:value-type="string" office:string-value="FEHLER">
            <text:p>FEHLER</text:p>
          </table:table-cell>
          <table:table-cell table:formula="oooc:=([.O10]*50)/(450*1.09^[.L10])" office:value-type="float" office:value="0.505502189343157">
            <text:p>0,5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/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table:formula="oooc:=([.O11]*100)/(910*1.09^[.L11])" office:value-type="float" office:value="0.524191056597113">
            <text:p>0,52</text:p>
          </table:table-cell>
          <table:table-cell table:formula="oooc:=([.$R$5]*0.5*1.09^[.L11])/200" office:value-type="float" office:value="5.66021287408838">
            <text:p>5,66</text:p>
          </table:table-cell>
          <table:table-cell table:formula="oooc:=[.O11]-(ROUND([.S11]))" office:value-type="float" office:value="2">
            <text:p>2</text:p>
          </table:table-cell>
          <table:table-cell table:formula="oooc:=IF([.T11]=0;&quot;OK&quot;;&quot;FEHLER&quot;)" office:value-type="string" office:string-value="FEHLER">
            <text:p>FEHLER</text:p>
          </table:table-cell>
          <table:table-cell table:formula="oooc:=([.O11]*50)/(450*1.09^[.L11])" office:value-type="float" office:value="0.530015401670414">
            <text:p>0,53</text:p>
          </table:table-cell>
        </table:table-row>
        <table:table-row table:style-name="ro2">
          <table:table-cell table:number-columns-repeated="11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/>
          <table:table-cell table:formula="oooc:=([.O12]*100)/(910*1.09^[.L12])" office:value-type="float" office:value="0.541022879515369">
            <text:p>0,54</text:p>
            <draw:frame table:end-cell-address="Tabelle1.W35" table:end-x="0.28cm" table:end-y="0.229cm" draw:z-index="2" svg:width="10.787cm" svg:height="10.361cm" svg:x="0.783cm" svg:y="0.254cm">
              <draw:object draw:notify-on-update-of-ranges="Tabelle1.L6:Tabelle1.L35 Tabelle1.O6:Tabelle1.P3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formula="oooc:=([.$R$5]*0.5*1.09^[.L12])/200" office:value-type="float" office:value="6.16963203275633">
            <text:p>6,17</text:p>
          </table:table-cell>
          <table:table-cell table:formula="oooc:=[.O12]-(ROUND([.S12]))" office:value-type="float" office:value="3">
            <text:p>3</text:p>
          </table:table-cell>
          <table:table-cell table:formula="oooc:=IF([.T12]=0;&quot;OK&quot;;&quot;FEHLER&quot;)" office:value-type="string" office:string-value="FEHLER">
            <text:p>FEHLER</text:p>
          </table:table-cell>
          <table:table-cell table:formula="oooc:=([.O12]*50)/(450*1.09^[.L12])" office:value-type="float" office:value="0.547034244843317">
            <text:p>0,55</text:p>
          </table:table-cell>
        </table:table-row>
        <table:table-row table:style-name="ro2">
          <table:table-cell table:number-columns-repeated="11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table:formula="oooc:=([.O13]*100)/(910*1.09^[.L13])" office:value-type="float" office:value="0.49635126561043">
            <text:p>0,5</text:p>
          </table:table-cell>
          <table:table-cell table:formula="oooc:=([.$R$5]*0.5*1.09^[.L13])/200" office:value-type="float" office:value="6.7248989157044">
            <text:p>6,72</text:p>
          </table:table-cell>
          <table:table-cell table:formula="oooc:=[.O13]-(ROUND([.S13]))" office:value-type="float" office:value="2">
            <text:p>2</text:p>
          </table:table-cell>
          <table:table-cell table:formula="oooc:=IF([.T13]=0;&quot;OK&quot;;&quot;FEHLER&quot;)" office:value-type="string" office:string-value="FEHLER">
            <text:p>FEHLER</text:p>
          </table:table-cell>
          <table:table-cell table:formula="oooc:=([.O13]*50)/(450*1.09^[.L13])" office:value-type="float" office:value="0.501866279672768">
            <text:p>0,5</text:p>
          </table:table-cell>
        </table:table-row>
        <table:table-row table:style-name="ro2">
          <table:table-cell table:number-columns-repeated="5"/>
          <table:table-cell table:formula="oooc:=[.E3]/[.E2]" office:value-type="float" office:value="1.06666666666667">
            <text:p>1,07</text:p>
          </table:table-cell>
          <table:table-cell table:formula="oooc:=[.F3]/[.F2]" office:value-type="float" office:value="1.05">
            <text:p>1,05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/>
          <table:table-cell table:formula="oooc:=([.O14]*100)/(910*1.09^[.L14])" office:value-type="float" office:value="0.505964592875056">
            <text:p>0,51</text:p>
          </table:table-cell>
          <table:table-cell table:formula="oooc:=([.$R$5]*0.5*1.09^[.L14])/200" office:value-type="float" office:value="7.3301398181178">
            <text:p>7,33</text:p>
          </table:table-cell>
          <table:table-cell table:formula="oooc:=[.O14]-(ROUND([.S14]))" office:value-type="float" office:value="3">
            <text:p>3</text:p>
          </table:table-cell>
          <table:table-cell table:formula="oooc:=IF([.T14]=0;&quot;OK&quot;;&quot;FEHLER&quot;)" office:value-type="string" office:string-value="FEHLER">
            <text:p>FEHLER</text:p>
          </table:table-cell>
          <table:table-cell table:formula="oooc:=([.O14]*50)/(450*1.09^[.L14])" office:value-type="float" office:value="0.511586421684779">
            <text:p>0,51</text:p>
          </table:table-cell>
        </table:table-row>
        <table:table-row table:style-name="ro2">
          <table:table-cell table:number-columns-repeated="5"/>
          <table:table-cell table:formula="oooc:=[.E4]/[.E3]" office:value-type="float" office:value="1">
            <text:p>1</text:p>
          </table:table-cell>
          <table:table-cell table:formula="oooc:=[.F4]/[.F3]" office:value-type="float" office:value="1.04761904761905">
            <text:p>1,0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/>
          <table:table-cell table:formula="oooc:=([.O15]*100)/(910*1.09^[.L15])" office:value-type="float" office:value="0.51060646987391">
            <text:p>0,51</text:p>
          </table:table-cell>
          <table:table-cell table:formula="oooc:=([.$R$5]*0.5*1.09^[.L15])/200" office:value-type="float" office:value="7.9898524017484">
            <text:p>7,99</text:p>
          </table:table-cell>
          <table:table-cell table:formula="oooc:=[.O15]-(ROUND([.S15]))" office:value-type="float" office:value="3">
            <text:p>3</text:p>
          </table:table-cell>
          <table:table-cell table:formula="oooc:=IF([.T15]=0;&quot;OK&quot;;&quot;FEHLER&quot;)" office:value-type="string" office:string-value="FEHLER">
            <text:p>FEHLER</text:p>
          </table:table-cell>
          <table:table-cell table:formula="oooc:=([.O15]*50)/(450*1.09^[.L15])" office:value-type="float" office:value="0.516279875094731">
            <text:p>0,52</text:p>
          </table:table-cell>
        </table:table-row>
        <table:table-row table:style-name="ro2">
          <table:table-cell/>
          <table:table-cell table:style-name="ce1" table:formula="oooc:=[.C3]/[.C2]" office:value-type="float" office:value="1.05">
            <text:p>1,05000</text:p>
          </table:table-cell>
          <table:table-cell table:formula="oooc:=[.A3]/[.A2]" office:value-type="float" office:value="1">
            <text:p>1</text:p>
          </table:table-cell>
          <table:table-cell table:formula="oooc:=[.B3]/[.B2]" office:value-type="float" office:value="1.04">
            <text:p>1,04</text:p>
          </table:table-cell>
          <table:table-cell/>
          <table:table-cell table:formula="oooc:=[.E5]/[.E4]" office:value-type="float" office:value="1.0625">
            <text:p>1,06</text:p>
          </table:table-cell>
          <table:table-cell table:formula="oooc:=[.F5]/[.F4]" office:value-type="float" office:value="1.04545454545455">
            <text:p>1,0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/>
          <table:table-cell table:formula="oooc:=([.O16]*100)/(910*1.09^[.L16])" office:value-type="float" office:value="0.511032330149034">
            <text:p>0,51</text:p>
          </table:table-cell>
          <table:table-cell table:formula="oooc:=([.$R$5]*0.5*1.09^[.L16])/200" office:value-type="float" office:value="8.70893911790576">
            <text:p>8,71</text:p>
          </table:table-cell>
          <table:table-cell table:formula="oooc:=[.O16]-(ROUND([.S16]))" office:value-type="float" office:value="3">
            <text:p>3</text:p>
          </table:table-cell>
          <table:table-cell table:formula="oooc:=IF([.T16]=0;&quot;OK&quot;;&quot;FEHLER&quot;)" office:value-type="string" office:string-value="FEHLER">
            <text:p>FEHLER</text:p>
          </table:table-cell>
          <table:table-cell table:formula="oooc:=([.O16]*50)/(450*1.09^[.L16])" office:value-type="float" office:value="0.51671046715069">
            <text:p>0,52</text:p>
          </table:table-cell>
        </table:table-row>
        <table:table-row table:style-name="ro2">
          <table:table-cell/>
          <table:table-cell table:style-name="ce1" table:formula="oooc:=[.C4]/[.C3]" office:value-type="float" office:value="1.04761904761905">
            <text:p>1,04762</text:p>
          </table:table-cell>
          <table:table-cell table:formula="oooc:=[.A4]/[.A3]" office:value-type="float" office:value="1.1">
            <text:p>1,1</text:p>
          </table:table-cell>
          <table:table-cell table:formula="oooc:=[.B4]/[.B3]" office:value-type="float" office:value="1.03846153846154">
            <text:p>1,04</text:p>
          </table:table-cell>
          <table:table-cell/>
          <table:table-cell table:formula="oooc:=[.E6]/[.E5]" office:value-type="float" office:value="1.05882352941176">
            <text:p>1,06</text:p>
          </table:table-cell>
          <table:table-cell table:formula="oooc:=[.F6]/[.F5]" office:value-type="float" office:value="1.04347826086957">
            <text:p>1,04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  <table:table-cell table:formula="oooc:=([.O17]*100)/(910*1.09^[.L17])" office:value-type="float" office:value="0.507906750148122">
            <text:p>0,51</text:p>
          </table:table-cell>
          <table:table-cell table:formula="oooc:=([.$R$5]*0.5*1.09^[.L17])/200" office:value-type="float" office:value="9.49274363851728">
            <text:p>9,49</text:p>
          </table:table-cell>
          <table:table-cell table:formula="oooc:=[.O17]-(ROUND([.S17]))" office:value-type="float" office:value="4">
            <text:p>4</text:p>
          </table:table-cell>
          <table:table-cell table:formula="oooc:=IF([.T17]=0;&quot;OK&quot;;&quot;FEHLER&quot;)" office:value-type="string" office:string-value="FEHLER">
            <text:p>FEHLER</text:p>
          </table:table-cell>
          <table:table-cell table:formula="oooc:=([.O17]*50)/(450*1.09^[.L17])" office:value-type="float" office:value="0.513550158483101">
            <text:p>0,51</text:p>
          </table:table-cell>
        </table:table-row>
        <table:table-row table:style-name="ro2">
          <table:table-cell/>
          <table:table-cell table:style-name="ce1" table:formula="oooc:=[.C5]/[.C4]" office:value-type="float" office:value="1.04545454545455">
            <text:p>1,04545</text:p>
          </table:table-cell>
          <table:table-cell table:formula="oooc:=[.A5]/[.A4]" office:value-type="float" office:value="1">
            <text:p>1</text:p>
          </table:table-cell>
          <table:table-cell table:formula="oooc:=[.B5]/[.B4]" office:value-type="float" office:value="1.07407407407407">
            <text:p>1,07</text:p>
          </table:table-cell>
          <table:table-cell/>
          <table:table-cell table:formula="oooc:=[.E7]/[.E6]" office:value-type="float" office:value="1.05555555555556">
            <text:p>1,06</text:p>
          </table:table-cell>
          <table:table-cell table:formula="oooc:=[.F7]/[.F6]" office:value-type="float" office:value="1.04166666666667">
            <text:p>1,04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  <table:table-cell table:formula="oooc:=([.O18]*100)/(910*1.09^[.L18])" office:value-type="float" office:value="0.501813302898639">
            <text:p>0,5</text:p>
          </table:table-cell>
          <table:table-cell table:formula="oooc:=([.$R$5]*0.5*1.09^[.L18])/200" office:value-type="float" office:value="10.3470905659838">
            <text:p>10,35</text:p>
          </table:table-cell>
          <table:table-cell table:formula="oooc:=[.O18]-(ROUND([.S18]))" office:value-type="float" office:value="4">
            <text:p>4</text:p>
          </table:table-cell>
          <table:table-cell table:formula="oooc:=IF([.T18]=0;&quot;OK&quot;;&quot;FEHLER&quot;)" office:value-type="string" office:string-value="FEHLER">
            <text:p>FEHLER</text:p>
          </table:table-cell>
          <table:table-cell table:formula="oooc:=([.O18]*50)/(450*1.09^[.L18])" office:value-type="float" office:value="0.507389006264179">
            <text:p>0,51</text:p>
          </table:table-cell>
        </table:table-row>
        <table:table-row table:style-name="ro2">
          <table:table-cell/>
          <table:table-cell table:style-name="ce1" table:formula="oooc:=[.C6]/[.C5]" office:value-type="float" office:value="1.04347826086957">
            <text:p>1,04348</text:p>
          </table:table-cell>
          <table:table-cell table:formula="oooc:=[.A6]/[.A5]" office:value-type="float" office:value="1.09090909090909">
            <text:p>1,09</text:p>
          </table:table-cell>
          <table:table-cell table:formula="oooc:=[.B6]/[.B5]" office:value-type="float" office:value="1.03448275862069">
            <text:p>1,03</text:p>
          </table:table-cell>
          <table:table-cell/>
          <table:table-cell table:formula="oooc:=[.E8]/[.E7]" office:value-type="float" office:value="1.05263157894737">
            <text:p>1,05</text:p>
          </table:table-cell>
          <table:table-cell table:formula="oooc:=[.F8]/[.F7]" office:value-type="float" office:value="1.04">
            <text:p>1,04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/>
          <table:table-cell table:formula="oooc:=([.O19]*100)/(910*1.09^[.L19])" office:value-type="float" office:value="0.526147630824261">
            <text:p>0,53</text:p>
          </table:table-cell>
          <table:table-cell table:formula="oooc:=([.$R$5]*0.5*1.09^[.L19])/200" office:value-type="float" office:value="11.2783287169224">
            <text:p>11,28</text:p>
          </table:table-cell>
          <table:table-cell table:formula="oooc:=[.O19]-(ROUND([.S19]))" office:value-type="float" office:value="5">
            <text:p>5</text:p>
          </table:table-cell>
          <table:table-cell table:formula="oooc:=IF([.T19]=0;&quot;OK&quot;;&quot;FEHLER&quot;)" office:value-type="string" office:string-value="FEHLER">
            <text:p>FEHLER</text:p>
          </table:table-cell>
          <table:table-cell table:formula="oooc:=([.O19]*50)/(450*1.09^[.L19])" office:value-type="float" office:value="0.531993715611197">
            <text:p>0,53</text:p>
          </table:table-cell>
        </table:table-row>
        <table:table-row table:style-name="ro2">
          <table:table-cell/>
          <table:table-cell table:style-name="ce1" table:formula="oooc:=[.C7]/[.C6]" office:value-type="float" office:value="1.04166666666667">
            <text:p>1,04167</text:p>
          </table:table-cell>
          <table:table-cell table:formula="oooc:=[.A7]/[.A6]" office:value-type="float" office:value="1.08333333333333">
            <text:p>1,08</text:p>
          </table:table-cell>
          <table:table-cell table:formula="oooc:=[.B7]/[.B6]" office:value-type="float" office:value="1.03333333333333">
            <text:p>1,03</text:p>
          </table:table-cell>
          <table:table-cell/>
          <table:table-cell table:formula="oooc:=[.E9]/[.E8]" office:value-type="float" office:value="1.05">
            <text:p>1,05</text:p>
          </table:table-cell>
          <table:table-cell table:formula="oooc:=[.F9]/[.F8]" office:value-type="float" office:value="1.05769230769231">
            <text:p>1,06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/>
          <table:table-cell table:formula="oooc:=([.O20]*100)/(910*1.09^[.L20])" office:value-type="float" office:value="0.512873263991538">
            <text:p>0,51</text:p>
          </table:table-cell>
          <table:table-cell table:formula="oooc:=([.$R$5]*0.5*1.09^[.L20])/200" office:value-type="float" office:value="12.2933783014454">
            <text:p>12,29</text:p>
          </table:table-cell>
          <table:table-cell table:formula="oooc:=[.O20]-(ROUND([.S20]))" office:value-type="float" office:value="5">
            <text:p>5</text:p>
          </table:table-cell>
          <table:table-cell table:formula="oooc:=IF([.T20]=0;&quot;OK&quot;;&quot;FEHLER&quot;)" office:value-type="string" office:string-value="FEHLER">
            <text:p>FEHLER</text:p>
          </table:table-cell>
          <table:table-cell table:formula="oooc:=([.O20]*50)/(450*1.09^[.L20])" office:value-type="float" office:value="0.518571855813667">
            <text:p>0,52</text:p>
          </table:table-cell>
        </table:table-row>
        <table:table-row table:style-name="ro2">
          <table:table-cell/>
          <table:table-cell table:style-name="ce1" table:formula="oooc:=[.C8]/[.C7]" office:value-type="float" office:value="1.04">
            <text:p>1,04000</text:p>
          </table:table-cell>
          <table:table-cell table:formula="oooc:=[.A8]/[.A7]" office:value-type="float" office:value="1">
            <text:p>1</text:p>
          </table:table-cell>
          <table:table-cell table:formula="oooc:=[.B8]/[.B7]" office:value-type="float" office:value="1.06451612903226">
            <text:p>1,06</text:p>
          </table:table-cell>
          <table:table-cell/>
          <table:table-cell table:formula="oooc:=[.E10]/[.E9]" office:value-type="float" office:value="1.04761904761905">
            <text:p>1,05</text:p>
          </table:table-cell>
          <table:table-cell table:formula="oooc:=[.F10]/[.F9]" office:value-type="float" office:value="1.03636363636364">
            <text:p>1,04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/>
          <table:table-cell table:formula="oooc:=([.O21]*100)/(910*1.09^[.L21])" office:value-type="float" office:value="0.498203926165553">
            <text:p>0,5</text:p>
          </table:table-cell>
          <table:table-cell table:formula="oooc:=([.$R$5]*0.5*1.09^[.L21])/200" office:value-type="float" office:value="13.3997823485755">
            <text:p>13,4</text:p>
          </table:table-cell>
          <table:table-cell table:formula="oooc:=[.O21]-(ROUND([.S21]))" office:value-type="float" office:value="5">
            <text:p>5</text:p>
          </table:table-cell>
          <table:table-cell table:formula="oooc:=IF([.T21]=0;&quot;OK&quot;;&quot;FEHLER&quot;)" office:value-type="string" office:string-value="FEHLER">
            <text:p>FEHLER</text:p>
          </table:table-cell>
          <table:table-cell table:formula="oooc:=([.O21]*50)/(450*1.09^[.L21])" office:value-type="float" office:value="0.50373952534517">
            <text:p>0,5</text:p>
          </table:table-cell>
        </table:table-row>
        <table:table-row table:style-name="ro2">
          <table:table-cell/>
          <table:table-cell table:style-name="ce1" table:formula="oooc:=[.C9]/[.C8]" office:value-type="float" office:value="1.05769230769231">
            <text:p>1,05769</text:p>
          </table:table-cell>
          <table:table-cell table:formula="oooc:=[.A9]/[.A8]" office:value-type="float" office:value="1.07692307692308">
            <text:p>1,08</text:p>
          </table:table-cell>
          <table:table-cell table:formula="oooc:=[.B9]/[.B8]" office:value-type="float" office:value="1.03030303030303">
            <text:p>1,03</text:p>
          </table:table-cell>
          <table:table-cell/>
          <table:table-cell table:formula="oooc:=[.E11]/[.E10]" office:value-type="float" office:value="1">
            <text:p>1</text:p>
          </table:table-cell>
          <table:table-cell table:formula="oooc:=[.F11]/[.F10]" office:value-type="float" office:value="1.05263157894737">
            <text:p>1,05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/>
          <table:table-cell table:formula="oooc:=([.O22]*100)/(900*1.09^[.L22])" office:value-type="float" office:value="0.487821150945883">
            <text:p>0,49</text:p>
          </table:table-cell>
          <table:table-cell table:formula="oooc:=([.$R$5]*0.5*1.09^[.L22])/200" office:value-type="float" office:value="14.6057627599473">
            <text:p>14,61</text:p>
          </table:table-cell>
          <table:table-cell table:formula="oooc:=[.O22]-(ROUND([.S22]))" office:value-type="float" office:value="4">
            <text:p>4</text:p>
          </table:table-cell>
          <table:table-cell table:formula="oooc:=IF([.T22]=0;&quot;OK&quot;;&quot;FEHLER&quot;)" office:value-type="string" office:string-value="FEHLER">
            <text:p>FEHLER</text:p>
          </table:table-cell>
          <table:table-cell table:formula="oooc:=([.O22]*50)/(450*1.09^[.L22])" office:value-type="float" office:value="0.487821150945883">
            <text:p>0,49</text:p>
          </table:table-cell>
        </table:table-row>
        <table:table-row table:style-name="ro2">
          <table:table-cell/>
          <table:table-cell table:style-name="ce1" table:formula="oooc:=[.C10]/[.C9]" office:value-type="float" office:value="1.03636363636364">
            <text:p>1,03636</text:p>
          </table:table-cell>
          <table:table-cell table:formula="oooc:=[.A10]/[.A9]" office:value-type="float" office:value="1">
            <text:p>1</text:p>
          </table:table-cell>
          <table:table-cell table:formula="oooc:=[.B10]/[.B9]" office:value-type="float" office:value="1.05882352941176">
            <text:p>1,06</text:p>
          </table:table-cell>
          <table:table-cell/>
          <table:table-cell table:style-name="ce2" table:formula="oooc:=SUM([.F14:.F22])/9" office:value-type="float" office:value="1.04375515313338">
            <text:p>1,04376</text:p>
          </table:table-cell>
          <table:table-cell table:style-name="ce2" table:formula="oooc:=SUM([.G14:.G22])/9" office:value-type="float" office:value="1.04610067151257">
            <text:p>1,04610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/>
          <table:table-cell table:formula="oooc:=([.O23]*100)/(910*1.09^[.L23])" office:value-type="float" office:value="0.512512338824929">
            <text:p>0,51</text:p>
          </table:table-cell>
          <table:table-cell table:formula="oooc:=([.$R$5]*0.5*1.09^[.L23])/200" office:value-type="float" office:value="15.9202814083425">
            <text:p>15,92</text:p>
          </table:table-cell>
          <table:table-cell table:formula="oooc:=[.O23]-(ROUND([.S23]))" office:value-type="float" office:value="6">
            <text:p>6</text:p>
          </table:table-cell>
          <table:table-cell table:formula="oooc:=IF([.T23]=0;&quot;OK&quot;;&quot;FEHLER&quot;)" office:value-type="string" office:string-value="FEHLER">
            <text:p>FEHLER</text:p>
          </table:table-cell>
          <table:table-cell table:formula="oooc:=([.O23]*50)/(450*1.09^[.L23])" office:value-type="float" office:value="0.518206920367428">
            <text:p>0,52</text:p>
          </table:table-cell>
        </table:table-row>
        <table:table-row table:style-name="ro2">
          <table:table-cell/>
          <table:table-cell table:style-name="ce1" table:formula="oooc:=[.C11]/[.C10]" office:value-type="float" office:value="1.05263157894737">
            <text:p>1,05263</text:p>
          </table:table-cell>
          <table:table-cell table:formula="oooc:=[.A11]/[.A10]" office:value-type="float" office:value="1.07142857142857">
            <text:p>1,07</text:p>
          </table:table-cell>
          <table:table-cell table:formula="oooc:=[.B11]/[.B10]" office:value-type="float" office:value="1.02777777777778">
            <text:p>1,03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/>
          <table:table-cell table:formula="oooc:=([.O24]*100)/(910*1.09^[.L24])" office:value-type="float" office:value="0.512939788648803">
            <text:p>0,51</text:p>
          </table:table-cell>
          <table:table-cell table:formula="oooc:=([.$R$5]*0.5*1.09^[.L24])/200" office:value-type="float" office:value="17.3531067350934">
            <text:p>17,35</text:p>
          </table:table-cell>
          <table:table-cell table:formula="oooc:=[.O24]-(ROUND([.S24]))" office:value-type="float" office:value="7">
            <text:p>7</text:p>
          </table:table-cell>
          <table:table-cell table:formula="oooc:=IF([.T24]=0;&quot;OK&quot;;&quot;FEHLER&quot;)" office:value-type="string" office:string-value="FEHLER">
            <text:p>FEHLER</text:p>
          </table:table-cell>
          <table:table-cell table:formula="oooc:=([.O24]*50)/(450*1.09^[.L24])" office:value-type="float" office:value="0.518639119633789">
            <text:p>0,52</text:p>
          </table:table-cell>
        </table:table-row>
        <table:table-row table:style-name="ro2">
          <table:table-cell/>
          <table:table-cell table:style-name="ce2" table:formula="oooc:=SUM([.B16:.B24])/9" office:value-type="float" office:value="1.04610067151257">
            <text:p>1,04610</text:p>
          </table:table-cell>
          <table:table-cell table:style-name="ce2" table:formula="oooc:=SUM([.C16:.C24])/9" office:value-type="float" office:value="1.0469548969549">
            <text:p>1,04695</text:p>
          </table:table-cell>
          <table:table-cell table:style-name="ce2" table:formula="oooc:=SUM([.D16:.D24])/9" office:value-type="float" office:value="1.04464135233494">
            <text:p>1,04464</text:p>
          </table:table-cell>
          <table:table-cell/>
          <table:table-cell table:style-name="ce4" table:formula="oooc:=([.B25]+[.F23]+[.G23]+[.C25]+[.D25])/5" office:value-type="float" office:value="1.04551054908967">
            <text:p>1,0455105491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/>
          <table:table-cell table:formula="oooc:=([.O25]*100)/(910*1.09^[.L25])" office:value-type="float" office:value="0.509802542235049">
            <text:p>0,51</text:p>
          </table:table-cell>
          <table:table-cell table:formula="oooc:=([.$R$5]*0.5*1.09^[.L25])/200" office:value-type="float" office:value="18.9148863412518">
            <text:p>18,91</text:p>
          </table:table-cell>
          <table:table-cell table:formula="oooc:=[.O25]-(ROUND([.S25]))" office:value-type="float" office:value="7">
            <text:p>7</text:p>
          </table:table-cell>
          <table:table-cell table:formula="oooc:=IF([.T25]=0;&quot;OK&quot;;&quot;FEHLER&quot;)" office:value-type="string" office:string-value="FEHLER">
            <text:p>FEHLER</text:p>
          </table:table-cell>
          <table:table-cell table:formula="oooc:=([.O25]*50)/(450*1.09^[.L25])" office:value-type="float" office:value="0.515467014926549">
            <text:p>0,52</text:p>
          </table:table-cell>
        </table:table-row>
        <table:table-row table:style-name="ro2">
          <table:table-cell table:number-columns-repeated="11"/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/>
          <table:table-cell table:formula="oooc:=([.O26]*100)/(910*1.09^[.L26])" office:value-type="float" office:value="0.503686350832087">
            <text:p>0,5</text:p>
          </table:table-cell>
          <table:table-cell table:formula="oooc:=([.$R$5]*0.5*1.09^[.L26])/200" office:value-type="float" office:value="20.6172261119644">
            <text:p>20,62</text:p>
          </table:table-cell>
          <table:table-cell table:formula="oooc:=[.O26]-(ROUND([.S26]))" office:value-type="float" office:value="7">
            <text:p>7</text:p>
          </table:table-cell>
          <table:table-cell table:formula="oooc:=IF([.T26]=0;&quot;OK&quot;;&quot;FEHLER&quot;)" office:value-type="string" office:string-value="FEHLER">
            <text:p>FEHLER</text:p>
          </table:table-cell>
          <table:table-cell table:formula="oooc:=([.O26]*50)/(450*1.09^[.L26])" office:value-type="float" office:value="0.509282865841333">
            <text:p>0,51</text:p>
          </table:table-cell>
        </table:table-row>
        <table:table-row table:style-name="ro2">
          <table:table-cell table:number-columns-repeated="5"/>
          <table:table-cell table:style-name="ce4" office:value-type="float" office:value="1.04605">
            <text:p>1,0460500000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/>
          <table:table-cell table:formula="oooc:=([.O27]*100)/(910*1.09^[.L27])" office:value-type="float" office:value="0.495104538825774">
            <text:p>0,5</text:p>
          </table:table-cell>
          <table:table-cell table:formula="oooc:=([.$R$5]*0.5*1.09^[.L27])/200" office:value-type="float" office:value="22.4727764620412">
            <text:p>22,47</text:p>
          </table:table-cell>
          <table:table-cell table:formula="oooc:=[.O27]-(ROUND([.S27]))" office:value-type="float" office:value="8">
            <text:p>8</text:p>
          </table:table-cell>
          <table:table-cell table:formula="oooc:=IF([.T27]=0;&quot;OK&quot;;&quot;FEHLER&quot;)" office:value-type="string" office:string-value="FEHLER">
            <text:p>FEHLER</text:p>
          </table:table-cell>
          <table:table-cell table:formula="oooc:=([.O27]*50)/(450*1.09^[.L27])" office:value-type="float" office:value="0.500605700368283">
            <text:p>0,5</text:p>
          </table:table-cell>
        </table:table-row>
        <table:table-row table:style-name="ro2">
          <table:table-cell table:number-columns-repeated="5"/>
          <table:table-cell/>
          <table:table-cell table:number-columns-repeated="5"/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7">
            <text:p>77</text:p>
          </table:table-cell>
          <table:table-cell/>
          <table:table-cell table:formula="oooc:=([.O28]*100)/(910*1.09^[.L28])" office:value-type="float" office:value="0.49964678230124">
            <text:p>0,5</text:p>
          </table:table-cell>
          <table:table-cell table:formula="oooc:=([.$R$5]*0.5*1.09^[.L28])/200" office:value-type="float" office:value="24.4953263436249">
            <text:p>24,5</text:p>
          </table:table-cell>
          <table:table-cell table:formula="oooc:=[.O28]-(ROUND([.S28]))" office:value-type="float" office:value="9">
            <text:p>9</text:p>
          </table:table-cell>
          <table:table-cell table:formula="oooc:=IF([.T28]=0;&quot;OK&quot;;&quot;FEHLER&quot;)" office:value-type="string" office:string-value="FEHLER">
            <text:p>FEHLER</text:p>
          </table:table-cell>
          <table:table-cell table:formula="oooc:=([.O28]*50)/(450*1.09^[.L28])" office:value-type="float" office:value="0.505198413215698">
            <text:p>0,5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" office:value-type="float" office:value="50">
            <text:p>50,00000</text:p>
          </table:table-cell>
          <table:table-cell table:style-name="ce3" table:formula="oooc:=ROUND([.C29];0)" office:value-type="float" office:value="50">
            <text:p>50</text:p>
          </table:table-cell>
          <table:table-cell table:formula="oooc:=[.D29]-[.G2]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/>
          <table:table-cell table:formula="oooc:=([.O29]*100)/(910*1.09^[.L29])" office:value-type="float" office:value="0.500063501886145">
            <text:p>0,5</text:p>
          </table:table-cell>
          <table:table-cell table:formula="oooc:=([.$R$5]*0.5*1.09^[.L29])/200" office:value-type="float" office:value="26.6999057145512">
            <text:p>26,7</text:p>
          </table:table-cell>
          <table:table-cell table:formula="oooc:=[.O29]-(ROUND([.S29]))" office:value-type="float" office:value="9">
            <text:p>9</text:p>
          </table:table-cell>
          <table:table-cell table:formula="oooc:=IF([.T29]=0;&quot;OK&quot;;&quot;FEHLER&quot;)" office:value-type="string" office:string-value="FEHLER">
            <text:p>FEHLER</text:p>
          </table:table-cell>
          <table:table-cell table:formula="oooc:=([.O29]*50)/(450*1.09^[.L29])" office:value-type="float" office:value="0.505619763018213">
            <text:p>0,5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" table:formula="oooc:=[.$C$29]*[.$F$27]^([.B30]-1)" office:value-type="float" office:value="52.3025">
            <text:p>52,30250</text:p>
          </table:table-cell>
          <table:table-cell table:style-name="ce3" table:formula="oooc:=ROUND([.C30];0)" office:value-type="float" office:value="52">
            <text:p>52</text:p>
          </table:table-cell>
          <table:table-cell table:formula="oooc:=[.D30]-[.G3]" office:value-type="float" office:value="0">
            <text:p>0</text:p>
          </table:table-cell>
          <table:table-cell/>
          <table:table-cell table:formula="oooc:=[.$C$29]*[.$F$25]^[.B30]-1" office:value-type="float" office:value="53.6546154128893">
            <text:p>53,6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/>
          <table:table-cell table:formula="oooc:=([.O30]*100)/(910*1.09^[.L30])" office:value-type="float" office:value="0.497005009519869">
            <text:p>0,5</text:p>
          </table:table-cell>
          <table:table-cell table:formula="oooc:=([.$R$5]*0.5*1.09^[.L30])/200" office:value-type="float" office:value="29.1028972288608">
            <text:p>29,1</text:p>
          </table:table-cell>
          <table:table-cell table:formula="oooc:=[.O30]-(ROUND([.S30]))" office:value-type="float" office:value="10">
            <text:p>10</text:p>
          </table:table-cell>
          <table:table-cell table:formula="oooc:=IF([.T30]=0;&quot;OK&quot;;&quot;FEHLER&quot;)" office:value-type="string" office:string-value="FEHLER">
            <text:p>FEHLER</text:p>
          </table:table-cell>
          <table:table-cell table:formula="oooc:=([.O30]*50)/(450*1.09^[.L30])" office:value-type="float" office:value="0.502527287403423">
            <text:p>0,5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" table:formula="oooc:=[.$C$29]*[.$F$27]^([.B31]-1)" office:value-type="float" office:value="54.711030125">
            <text:p>54,71103</text:p>
          </table:table-cell>
          <table:table-cell table:style-name="ce3" table:formula="oooc:=ROUND([.C31];0)" office:value-type="float" office:value="55">
            <text:p>55</text:p>
          </table:table-cell>
          <table:table-cell table:formula="oooc:=[.D31]-[.G4]" office:value-type="float" office:value="0">
            <text:p>0</text:p>
          </table:table-cell>
          <table:table-cell/>
          <table:table-cell table:formula="oooc:=[.$C$29]*[.$F$25]^[.B31]-1" office:value-type="float" office:value="56.1419769706147">
            <text:p>56,14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/>
          <table:table-cell table:formula="oooc:=([.O31]*100)/(910*1.09^[.L31])" office:value-type="float" office:value="0.502733836964346">
            <text:p>0,5</text:p>
          </table:table-cell>
          <table:table-cell table:formula="oooc:=([.$R$5]*0.5*1.09^[.L31])/200" office:value-type="float" office:value="31.7221579794583">
            <text:p>31,72</text:p>
          </table:table-cell>
          <table:table-cell table:formula="oooc:=[.O31]-(ROUND([.S31]))" office:value-type="float" office:value="11">
            <text:p>11</text:p>
          </table:table-cell>
          <table:table-cell table:formula="oooc:=IF([.T31]=0;&quot;OK&quot;;&quot;FEHLER&quot;)" office:value-type="string" office:string-value="FEHLER">
            <text:p>FEHLER</text:p>
          </table:table-cell>
          <table:table-cell table:formula="oooc:=([.O31]*50)/(450*1.09^[.L31])" office:value-type="float" office:value="0.508319768486172">
            <text:p>0,5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" table:formula="oooc:=[.$C$29]*[.$F$27]^([.B32]-1)" office:value-type="float" office:value="57.2304730622562">
            <text:p>57,23047</text:p>
          </table:table-cell>
          <table:table-cell table:style-name="ce3" table:formula="oooc:=ROUND([.C32];0)" office:value-type="float" office:value="57">
            <text:p>57</text:p>
          </table:table-cell>
          <table:table-cell table:formula="oooc:=[.D32]-[.G5]" office:value-type="float" office:value="0">
            <text:p>0</text:p>
          </table:table-cell>
          <table:table-cell/>
          <table:table-cell table:formula="oooc:=[.$C$29]*[.$F$25]^[.B32]-1" office:value-type="float" office:value="58.7425397186167">
            <text:p>58,74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8">
            <text:p>108</text:p>
          </table:table-cell>
          <table:table-cell/>
          <table:table-cell table:formula="oooc:=([.O32]*100)/(910*1.09^[.L32])" office:value-type="float" office:value="0.5041282342079">
            <text:p>0,5</text:p>
          </table:table-cell>
          <table:table-cell table:formula="oooc:=([.$R$5]*0.5*1.09^[.L32])/200" office:value-type="float" office:value="34.5771521976095">
            <text:p>34,58</text:p>
          </table:table-cell>
          <table:table-cell table:formula="oooc:=[.O32]-(ROUND([.S32]))" office:value-type="float" office:value="12">
            <text:p>12</text:p>
          </table:table-cell>
          <table:table-cell table:formula="oooc:=IF([.T32]=0;&quot;OK&quot;;&quot;FEHLER&quot;)" office:value-type="string" office:string-value="FEHLER">
            <text:p>FEHLER</text:p>
          </table:table-cell>
          <table:table-cell table:formula="oooc:=([.O32]*50)/(450*1.09^[.L32])" office:value-type="float" office:value="0.509729659032432">
            <text:p>0,5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" table:formula="oooc:=[.$C$29]*[.$F$27]^([.B33]-1)" office:value-type="float" office:value="59.8659363467731">
            <text:p>59,86594</text:p>
          </table:table-cell>
          <table:table-cell table:style-name="ce3" table:formula="oooc:=ROUND([.C33];0)" office:value-type="float" office:value="60">
            <text:p>60</text:p>
          </table:table-cell>
          <table:table-cell table:formula="oooc:=[.D33]-[.G6]" office:value-type="float" office:value="0">
            <text:p>0</text:p>
          </table:table-cell>
          <table:table-cell/>
          <table:table-cell table:formula="oooc:=[.$C$29]*[.$F$25]^[.B33]-1" office:value-type="float" office:value="61.4614555052225">
            <text:p>61,46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/>
          <table:table-cell table:formula="oooc:=([.O33]*100)/(910*1.09^[.L33])" office:value-type="float" office:value="0.501864921815399">
            <text:p>0,5</text:p>
          </table:table-cell>
          <table:table-cell table:formula="oooc:=([.$R$5]*0.5*1.09^[.L33])/200" office:value-type="float" office:value="37.6890958953944">
            <text:p>37,69</text:p>
          </table:table-cell>
          <table:table-cell table:formula="oooc:=[.O33]-(ROUND([.S33]))" office:value-type="float" office:value="13">
            <text:p>13</text:p>
          </table:table-cell>
          <table:table-cell table:formula="oooc:=IF([.T33]=0;&quot;OK&quot;;&quot;FEHLER&quot;)" office:value-type="string" office:string-value="FEHLER">
            <text:p>FEHLER</text:p>
          </table:table-cell>
          <table:table-cell table:formula="oooc:=([.O33]*50)/(450*1.09^[.L33])" office:value-type="float" office:value="0.507441198724459">
            <text:p>0,51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1" table:formula="oooc:=[.$C$29]*[.$F$27]^([.B34]-1)" office:value-type="float" office:value="62.622762715542">
            <text:p>62,62276</text:p>
          </table:table-cell>
          <table:table-cell table:style-name="ce3" table:formula="oooc:=ROUND([.C34];0)" office:value-type="float" office:value="63">
            <text:p>63</text:p>
          </table:table-cell>
          <table:table-cell table:formula="oooc:=[.D34]-[.G7]" office:value-type="float" office:value="0">
            <text:p>0</text:p>
          </table:table-cell>
          <table:table-cell/>
          <table:table-cell table:formula="oooc:=[.$C$29]*[.$F$25]^[.B34]-1" office:value-type="float" office:value="64.3041106422052">
            <text:p>64,3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/>
          <table:table-cell table:formula="oooc:=([.O34]*100)/(910*1.09^[.L34])" office:value-type="float" office:value="0.496538418777603">
            <text:p>0,5</text:p>
          </table:table-cell>
          <table:table-cell table:formula="oooc:=([.$R$5]*0.5*1.09^[.L34])/200" office:value-type="float" office:value="41.0811145259799">
            <text:p>41,08</text:p>
          </table:table-cell>
          <table:table-cell table:formula="oooc:=[.O34]-(ROUND([.S34]))" office:value-type="float" office:value="14">
            <text:p>14</text:p>
          </table:table-cell>
          <table:table-cell table:formula="oooc:=IF([.T34]=0;&quot;OK&quot;;&quot;FEHLER&quot;)" office:value-type="string" office:string-value="FEHLER">
            <text:p>FEHLER</text:p>
          </table:table-cell>
          <table:table-cell table:formula="oooc:=([.O34]*50)/(450*1.09^[.L34])" office:value-type="float" office:value="0.502055512319576">
            <text:p>0,5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" table:formula="oooc:=[.$C$29]*[.$F$27]^([.B35]-1)" office:value-type="float" office:value="65.5065409385927">
            <text:p>65,50654</text:p>
          </table:table-cell>
          <table:table-cell table:style-name="ce3" table:formula="oooc:=ROUND([.C35];0)" office:value-type="float" office:value="66">
            <text:p>66</text:p>
          </table:table-cell>
          <table:table-cell table:formula="oooc:=[.D35]-[.G8]" office:value-type="float" office:value="0">
            <text:p>0</text:p>
          </table:table-cell>
          <table:table-cell/>
          <table:table-cell table:formula="oooc:=[.$C$29]*[.$F$25]^[.B35]-1" office:value-type="float" office:value="67.2761365753446">
            <text:p>67,28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/>
          <table:table-cell table:formula="oooc:=([.O35]*100)/(910*1.09^[.L35])" office:value-type="float" office:value="0.496952545899185">
            <text:p>0,5</text:p>
          </table:table-cell>
          <table:table-cell table:formula="oooc:=([.$R$5]*0.5*1.09^[.L35])/200" office:value-type="float" office:value="44.7784148333181">
            <text:p>44,78</text:p>
          </table:table-cell>
          <table:table-cell table:formula="oooc:=[.O35]-(ROUND([.S35]))" office:value-type="float" office:value="15">
            <text:p>15</text:p>
          </table:table-cell>
          <table:table-cell table:formula="oooc:=IF([.T35]=0;&quot;OK&quot;;&quot;FEHLER&quot;)" office:value-type="string" office:string-value="FEHLER">
            <text:p>FEHLER</text:p>
          </table:table-cell>
          <table:table-cell table:formula="oooc:=([.O35]*50)/(450*1.09^[.L35])" office:value-type="float" office:value="0.502474240853621">
            <text:p>0,5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" table:formula="oooc:=[.$C$29]*[.$F$27]^([.B36]-1)" office:value-type="float" office:value="68.5231171488149">
            <text:p>68,52312</text:p>
          </table:table-cell>
          <table:table-cell table:style-name="ce3" table:formula="oooc:=ROUND([.C36];0)" office:value-type="float" office:value="69">
            <text:p>69</text:p>
          </table:table-cell>
          <table:table-cell table:formula="oooc:=[.D36]-[.G9]" office:value-type="float" office:value="0">
            <text:p>0</text:p>
          </table:table-cell>
          <table:table-cell/>
          <table:table-cell table:formula="oooc:=[.$C$29]*[.$F$25]^[.B36]-1" office:value-type="float" office:value="70.3834210406099">
            <text:p>70,38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3"/>
          <table:table-cell table:formula="oooc:=([.$R$5]*1.5*1.09^[.L35])/200" office:value-type="float" office:value="134.335244499954">
            <text:p>134,34</text:p>
          </table:table-cell>
          <table:table-cell table:number-columns-repeated="2"/>
          <table:table-cell table:formula="oooc:=([.O36]*50)/(450*1.09^[.L36])" office:value-type="float" office:value="1.16842010139829">
            <text:p>1,17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" table:formula="oooc:=[.$C$29]*[.$F$27]^([.B37]-1)" office:value-type="float" office:value="71.6786066935179">
            <text:p>71,67861</text:p>
          </table:table-cell>
          <table:table-cell table:style-name="ce3" table:formula="oooc:=ROUND([.C37];0)" office:value-type="float" office:value="72">
            <text:p>72</text:p>
          </table:table-cell>
          <table:table-cell table:formula="oooc:=[.D37]-[.G10]" office:value-type="float" office:value="0">
            <text:p>0</text:p>
          </table:table-cell>
          <table:table-cell/>
          <table:table-cell table:formula="oooc:=[.$C$29]*[.$F$25]^[.B37]-1" office:value-type="float" office:value="73.6321197280673">
            <text:p>73,63</text:p>
          </table:table-cell>
          <table:table-cell table:number-columns-repeated="4"/>
          <table:table-cell office:value-type="float" office:value="29">
            <text:p>29</text:p>
          </table:table-cell>
          <table:table-cell/>
          <table:table-cell table:formula="oooc:=[.O35]*100/(600*1.09^[.L35])" office:value-type="float" office:value="0.753711361280431">
            <text:p>0,75</text:p>
          </table:table-cell>
          <table:table-cell office:value-type="float" office:value="201">
            <text:p>201</text:p>
          </table:table-cell>
          <table:table-cell table:number-columns-repeated="2"/>
          <table:table-cell/>
          <table:table-cell table:formula="oooc:=([.$R$5]*2.5*1.09^[.L35])/200" office:value-type="float" office:value="223.89207416659">
            <text:p>223,89</text:p>
          </table:table-cell>
          <table:table-cell table:number-columns-repeated="2"/>
          <table:table-cell table:formula="oooc:=([.O37]*50)/(450*1.09^[.L37])" office:value-type="float" office:value="1.834784690477">
            <text:p>1,83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1" table:formula="oooc:=[.$C$29]*[.$F$27]^([.B38]-1)" office:value-type="float" office:value="74.9794065317544">
            <text:p>74,97941</text:p>
          </table:table-cell>
          <table:table-cell table:style-name="ce3" table:formula="oooc:=ROUND([.C38];0)" office:value-type="float" office:value="75">
            <text:p>75</text:p>
          </table:table-cell>
          <table:table-cell table:formula="oooc:=[.D38]-[.G11]" office:value-type="float" office:value="0">
            <text:p>0</text:p>
          </table:table-cell>
          <table:table-cell/>
          <table:table-cell table:formula="oooc:=[.$C$29]*[.$F$25]^[.B38]-1" office:value-type="float" office:value="77.0286684766177">
            <text:p>77,03</text:p>
          </table:table-cell>
          <table:table-cell table:number-columns-repeated="4"/>
          <table:table-cell table:formula="oooc:=1.285^30" office:value-type="float" office:value="1849.6681995928">
            <text:p>1849,67</text:p>
          </table:table-cell>
          <table:table-cell/>
          <table:table-cell table:formula="oooc:=60 * 1/ 1.5^(30-29)" office:value-type="float" office:value="40">
            <text:p>4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3"/>
          <table:table-cell table:number-columns-repeated="8"/>
          <table:table-cell table:formula="oooc:=55/60" office:value-type="float" office:value="0.916666666666667">
            <text:p>0,92</text:p>
          </table:table-cell>
          <table:table-cell table:number-columns-repeated="9"/>
        </table:table-row>
        <table:table-row table:style-name="ro2">
          <table:table-cell table:number-columns-repeated="17"/>
          <table:table-cell table:formula="oooc:=1800*[.R37]^30" office:value-type="float" office:value="0">
            <text:p>0</text:p>
          </table:table-cell>
          <table:table-cell table:formula="oooc:=1800+1410+1320" office:value-type="float" office:value="4530">
            <text:p>453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ooc:=[.C29]*[.F27]^([.B30]-1)" office:value-type="float" office:value="52.3025">
            <text:p>52,3</text:p>
          </table:table-cell>
          <table:table-cell table:number-columns-repeated="14"/>
          <table:table-cell table:formula="oooc:=[.S40]/3" office:value-type="float" office:value="1510">
            <text:p>1510</text:p>
          </table:table-cell>
          <table:table-cell table:number-columns-repeated="3"/>
        </table:table-row>
        <table:table-row table:style-name="ro2">
          <table:table-cell table:number-columns-repeated="3"/>
          <table:table-cell table:formula="oooc:=[.C30]*[.F28]^([.B31]-1)" office:value-type="float" office:value="0">
            <text:p>0</text:p>
          </table:table-cell>
          <table:table-cell table:number-columns-repeated="7"/>
          <table:table-cell table:style-name="ce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ooc:=[.C31]*[.F29]^([.B32]-1)" office:value-type="float" office:value="0">
            <text:p>0</text:p>
          </table:table-cell>
          <table:table-cell table:number-columns-repeated="8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ooc:=2*6000" office:value-type="float" office:value="12000">
            <text:p>12000</text:p>
          </table:table-cell>
          <table:table-cell table:formula="oooc:=2*12000" office:value-type="float" office:value="24000">
            <text:p>24000</text:p>
          </table:table-cell>
          <table:table-cell table:formula="oooc:=2*14000" office:value-type="float" office:value="28000">
            <text:p>280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ooc:=[.C32]*[.F30]^([.B33]-1)" office:value-type="float" office:value="0">
            <text:p>0</text:p>
          </table:table-cell>
          <table:table-cell table:number-columns-repeated="13"/>
          <table:table-cell table:formula="oooc:=2*([.R43]/[.R40])" office:value-type="float" office:value="0">
            <text:p>Err:503</text:p>
          </table:table-cell>
          <table:table-cell table:formula="oooc:=2*([.S43]/[.R40])" office:value-type="float" office:value="0">
            <text:p>Err:503</text:p>
          </table:table-cell>
          <table:table-cell table:formula="oooc:=2*([.T43]/[.R40])" office:value-type="float" office:value="0">
            <text:p>Err:503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ooc:=[.C33]*[.F31]^([.B34]-1)" office:value-type="float" office:value="0">
            <text:p>0</text:p>
          </table:table-cell>
          <table:table-cell table:number-columns-repeated="13"/>
          <table:table-cell table:formula="oooc:=[.R43]/0.5" office:value-type="float" office:value="24000">
            <text:p>24000</text:p>
          </table:table-cell>
          <table:table-cell table:formula="oooc:=[.S43]/1.5" office:value-type="float" office:value="16000">
            <text:p>16000</text:p>
          </table:table-cell>
          <table:table-cell table:formula="oooc:=[.T43]/2.5" office:value-type="float" office:value="11200">
            <text:p>11200</text:p>
          </table:table-cell>
          <table:table-cell table:number-columns-repeated="2"/>
        </table:table-row>
        <table:table-row table:style-name="ro2">
          <table:table-cell table:number-columns-repeated="22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7"/>
          <table:table-cell table:formula="oooc:=[.J54]/[.J50]" office:value-type="float" office:value="0.916666666666667">
            <text:p>0,92</text:p>
          </table:table-cell>
          <table:table-cell/>
          <table:table-cell table:formula="oooc:=[.J55]/[.J51]" office:value-type="float" office:value="0.914285714285714">
            <text:p>0,91</text:p>
          </table:table-cell>
          <table:table-cell table:number-columns-repeated="4"/>
          <table:table-cell table:formula="oooc:=[.R43]/[.R45]" office:value-type="float" office:value="0.5">
            <text:p>0,5</text:p>
          </table:table-cell>
          <table:table-cell table:formula="oooc:=[.S43]/[.S45]" office:value-type="float" office:value="1.5">
            <text:p>1,5</text:p>
          </table:table-cell>
          <table:table-cell table:formula="oooc:=[.T43]/[.T45]" office:value-type="float" office:value="2.5">
            <text:p>2,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7"/>
          <table:table-cell table:formula="oooc:=[.J58]/[.J54]" office:value-type="float" office:value="0.927272727272727">
            <text:p>0,93</text:p>
          </table:table-cell>
          <table:table-cell/>
          <table:table-cell table:formula="oooc:=[.J59]/[.J55]" office:value-type="float" office:value="0.921875">
            <text:p>0,9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19"/>
        </table:table-row>
        <table:table-row table:style-name="ro2">
          <table:table-cell table:number-columns-repeated="6"/>
          <table:table-cell office:value-type="float" office:value="30">
            <text:p>30</text:p>
          </table:table-cell>
          <table:table-cell office:value-type="float" office:value="0.5">
            <text:p>0,5</text:p>
          </table:table-cell>
          <table:table-cell/>
          <table:table-cell office:value-type="float" office:value="60">
            <text:p>60</text:p>
          </table:table-cell>
          <table:table-cell table:formula="oooc:=[.J51]/[.J50]" office:value-type="float" office:value="2.33333333333333">
            <text:p>2,33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ooc:=1.09^30" office:value-type="float" office:value="13.2676784691313">
            <text:p>13,27</text:p>
          </table:table-cell>
          <table:table-cell table:formula="oooc:=[.J50]/[.N50]" office:value-type="float" office:value="4.52226816768259">
            <text:p>4,52</text:p>
          </table:table-cell>
          <table:table-cell table:number-columns-repeated="7"/>
        </table:table-row>
        <table:table-row table:style-name="ro2">
          <table:table-cell/>
          <table:table-cell table:formula="oooc:=[.B48]/[.B47]" office:value-type="float" office:value="1.3">
            <text:p>1,3</text:p>
          </table:table-cell>
          <table:table-cell table:formula="oooc:=[.C48]/[.C47]" office:value-type="float" office:value="1.26666666666667">
            <text:p>1,27</text:p>
          </table:table-cell>
          <table:table-cell table:number-columns-repeated="4"/>
          <table:table-cell office:value-type="float" office:value="1.5">
            <text:p>1,5</text:p>
          </table:table-cell>
          <table:table-cell/>
          <table:table-cell office:value-type="float" office:value="140">
            <text:p>140</text:p>
          </table:table-cell>
          <table:table-cell table:formula="oooc:=[.J52]/[.J51]" office:value-type="float" office:value="1.56428571428571">
            <text:p>1,56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/>
          <table:table-cell>
            <draw:frame table:end-cell-address="Tabelle1.X70" table:end-x="0.671cm" table:end-y="0.079cm" draw:z-index="1" svg:width="13.296cm" svg:height="8.598cm" svg:x="0.923cm" svg:y="0.081cm">
              <draw:object draw:notify-on-update-of-ranges="Tabelle1.H50:Tabelle1.M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/>
          <table:table-cell table:formula="oooc:=[.B49]/[.B48]" office:value-type="float" office:value="1.07692307692308">
            <text:p>1,08</text:p>
          </table:table-cell>
          <table:table-cell table:formula="oooc:=[.C49]/[.C48]" office:value-type="float" office:value="1.10526315789474">
            <text:p>1,11</text:p>
          </table:table-cell>
          <table:table-cell table:number-columns-repeated="4"/>
          <table:table-cell office:value-type="float" office:value="2.5">
            <text:p>2,5</text:p>
          </table:table-cell>
          <table:table-cell/>
          <table:table-cell office:value-type="float" office:value="219">
            <text:p>219</text:p>
          </table:table-cell>
          <table:table-cell/>
          <table:table-cell office:value-type="float" office:value="201">
            <text:p>201</text:p>
          </table:table-cell>
          <table:table-cell office:value-type="float" office:value="185">
            <text:p>185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/>
          <table:table-cell table:style-name="ce1" table:formula="oooc:=SUM([.B51:.B52])/2" office:value-type="float" office:value="1.18846153846154">
            <text:p>1,18846</text:p>
          </table:table-cell>
          <table:table-cell table:style-name="ce1" table:formula="oooc:=SUM([.C51:.C52])/2" office:value-type="float" office:value="1.1859649122807">
            <text:p>1,18596</text:p>
          </table:table-cell>
          <table:table-cell table:number-columns-repeated="3" table:style-name="ce1"/>
          <table:table-cell office:value-type="float" office:value="29">
            <text:p>29</text:p>
          </table:table-cell>
          <table:table-cell office:value-type="float" office:value="0.5">
            <text:p>0,5</text:p>
          </table:table-cell>
          <table:table-cell/>
          <table:table-cell office:value-type="float" office:value="55">
            <text:p>55</text:p>
          </table:table-cell>
          <table:table-cell table:formula="oooc:=[.J55]/[.J54]" office:value-type="float" office:value="2.32727272727273">
            <text:p>2,33</text:p>
          </table:table-cell>
          <table:table-cell table:number-columns-repeated="2" table:style-name="ce1"/>
          <table:table-cell table:formula="oooc:=1.09^29" office:value-type="float" office:value="12.1721820817718">
            <text:p>12,17</text:p>
          </table:table-cell>
          <table:table-cell table:formula="oooc:=[.J54]/[.N54]" office:value-type="float" office:value="4.51849961087618">
            <text:p>4,52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float" office:value="1.5">
            <text:p>1,5</text:p>
          </table:table-cell>
          <table:table-cell/>
          <table:table-cell office:value-type="float" office:value="128">
            <text:p>128</text:p>
          </table:table-cell>
          <table:table-cell table:formula="oooc:=[.J56]/[.J55]" office:value-type="float" office:value="1.5703125">
            <text:p>1,57</text:p>
          </table:table-cell>
          <table:table-cell table:number-columns-repeated="11"/>
        </table:table-row>
        <table:table-row table:style-name="ro2">
          <table:table-cell/>
          <table:table-cell table:style-name="ce1" table:formula="oooc:=([.B54]+[.C54]+[.D54]+[.E54]+[.F54]+[.G54]+[.J54]+[.L54]+[.M54])/9" office:value-type="float" office:value="9.59715849452692">
            <text:p>9,59716</text:p>
          </table:table-cell>
          <table:table-cell table:number-columns-repeated="5"/>
          <table:table-cell office:value-type="float" office:value="2.5">
            <text:p>2,5</text:p>
          </table:table-cell>
          <table:table-cell/>
          <table:table-cell office:value-type="float" office:value="201">
            <text:p>201</text:p>
          </table:table-cell>
          <table:table-cell table:number-columns-repeated="12"/>
        </table:table-row>
        <table:table-row table:style-name="ro2">
          <table:table-cell/>
          <table:table-cell office:value-type="float" office:value="1.2041">
            <text:p>1,2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office:value-type="float" office:value="0.5">
            <text:p>0,5</text:p>
          </table:table-cell>
          <table:table-cell/>
          <table:table-cell office:value-type="float" office:value="51">
            <text:p>51</text:p>
          </table:table-cell>
          <table:table-cell table:formula="oooc:=[.J59]/[.J58]" office:value-type="float" office:value="2.31372549019608">
            <text:p>2,31</text:p>
          </table:table-cell>
          <table:table-cell office:value-type="string">
            <text:p>Fac</text:p>
          </table:table-cell>
          <table:table-cell office:value-type="float" office:value="600">
            <text:p>600</text:p>
          </table:table-cell>
          <table:table-cell table:formula="oooc:=1.09^28" office:value-type="float" office:value="11.1671395245613">
            <text:p>11,17</text:p>
          </table:table-cell>
          <table:table-cell table:formula="oooc:=[.J58]/[.N58]" office:value-type="float" office:value="4.56697078852013">
            <text:p>4,57</text:p>
          </table:table-cell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10">
            <text:p>10,00000</text:p>
          </table:table-cell>
          <table:table-cell table:style-name="ce1" office:value-type="float" office:value="15">
            <text:p>15,00000</text:p>
          </table:table-cell>
          <table:table-cell table:style-name="ce1"/>
          <table:table-cell table:style-name="ce1" table:formula="oooc:=60/55" office:value-type="float" office:value="1.09090909090909">
            <text:p>1,09091</text:p>
          </table:table-cell>
          <table:table-cell table:style-name="ce1"/>
          <table:table-cell/>
          <table:table-cell office:value-type="float" office:value="1.5">
            <text:p>1,5</text:p>
          </table:table-cell>
          <table:table-cell/>
          <table:table-cell office:value-type="float" office:value="118">
            <text:p>118</text:p>
          </table:table-cell>
          <table:table-cell table:formula="oooc:=[.J60]/[.J59]" office:value-type="float" office:value="1.56779661016949">
            <text:p>1,57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table:style-name="ce1" table:formula="oooc:=[.B59]*1.25" office:value-type="float" office:value="12.5">
            <text:p>12,50000</text:p>
          </table:table-cell>
          <table:table-cell table:style-name="ce1" table:formula="oooc:=[.C59]*1.25" office:value-type="float" office:value="18.75">
            <text:p>18,75000</text:p>
          </table:table-cell>
          <table:table-cell table:style-name="ce1"/>
          <table:table-cell table:style-name="ce1" table:formula="oooc:=55/51" office:value-type="float" office:value="1.07843137254902">
            <text:p>1,07843</text:p>
          </table:table-cell>
          <table:table-cell table:style-name="ce1"/>
          <table:table-cell/>
          <table:table-cell office:value-type="float" office:value="2.5">
            <text:p>2,5</text:p>
          </table:table-cell>
          <table:table-cell/>
          <table:table-cell office:value-type="float" office:value="185">
            <text:p>185</text:p>
          </table:table-cell>
          <table:table-cell/>
          <table:table-cell table:style-name="ce1" table:number-columns-repeated="2"/>
          <table:table-cell/>
          <table:table-cell table:formula="oooc:=1.09^18" office:value-type="float" office:value="4.71712041728668">
            <text:p>4,72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table:style-name="ce1" table:formula="oooc:=[.B59]*1.4" office:value-type="float" office:value="14">
            <text:p>14,00000</text:p>
          </table:table-cell>
          <table:table-cell table:style-name="ce1" table:formula="oooc:=[.C59]*1.4" office:value-type="float" office:value="21">
            <text:p>21,00000</text:p>
          </table:table-cell>
          <table:table-cell table:style-name="ce1"/>
          <table:table-cell table:style-name="ce1" table:formula="oooc:=51/47" office:value-type="float" office:value="1.08510638297872">
            <text:p>1,08511</text:p>
          </table:table-cell>
          <table:table-cell table:style-name="ce1" table:number-columns-repeated="8"/>
          <table:table-cell table:number-columns-repeated="9"/>
        </table:table-row>
        <table:table-row table:style-name="ro2">
          <table:table-cell table:number-columns-repeated="4"/>
          <table:table-cell table:formula="oooc:=47/43" office:value-type="float" office:value="1.09302325581395">
            <text:p>1,09</text:p>
          </table:table-cell>
          <table:table-cell/>
          <table:table-cell office:value-type="float" office:value="59.5">
            <text:p>59,5</text:p>
          </table:table-cell>
          <table:table-cell office:value-type="float" office:value="4.9">
            <text:p>4,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9"/>
        </table:table-row>
        <table:table-row table:style-name="ro2">
          <table:table-cell table:number-columns-repeated="4"/>
          <table:table-cell table:formula="oooc:=43/39" office:value-type="float" office:value="1.1025641025641">
            <text:p>1,1</text:p>
          </table:table-cell>
          <table:table-cell table:style-name="ce1" table:formula="oooc:=59.5/[.F64]" office:value-type="float" office:value="4.48458259961857">
            <text:p>4,48458</text:p>
          </table:table-cell>
          <table:table-cell table:number-columns-repeated="16"/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 table:formula="oooc:=1.09^([.E64]/1)" office:value-type="float" office:value="13.2676784691313">
            <text:p>13,27</text:p>
          </table:table-cell>
          <table:table-cell table:style-name="ce1" table:formula="oooc:=[.$H$62]*(1.09^([.E64]-1))" office:value-type="float" office:value="59.6436922006819">
            <text:p>59,64369</text:p>
          </table:table-cell>
          <table:table-cell office:value-type="float" office:value="60">
            <text:p>60</text:p>
          </table:table-cell>
          <table:table-cell table:style-name="ce1" table:formula="oooc:=ROUND([.G64])-[.H64]" office:value-type="float" office:value="0">
            <text:p>0,00000</text:p>
          </table:table-cell>
          <table:table-cell office:value-type="float" office:value="140">
            <text:p>140</text:p>
          </table:table-cell>
          <table:table-cell office:value-type="float" office:value="219">
            <text:p>219</text:p>
          </table:table-cell>
          <table:table-cell table:style-name="ce1" table:formula="oooc:=100*[.H64]/([.$M$58]*1.09^[.E64])" office:value-type="float" office:value="0.753711361280431">
            <text:p>0,75371</text:p>
          </table:table-cell>
          <table:table-cell table:style-name="ce1" table:formula="oooc:=0.859*100*[.J64]/([.$M$58]*1.09^[.E64])" office:value-type="float" office:value="1.51068880512641">
            <text:p>1,51069</text:p>
          </table:table-cell>
          <table:table-cell table:style-name="ce1" table:formula="oooc:=0.91*100*[.K64]/([.$M$58]*1.09^[.E64])" office:value-type="float" office:value="2.50345228649295">
            <text:p>2,50345</text:p>
          </table:table-cell>
          <table:table-cell table:formula="oooc:=2/2.19" office:value-type="float" office:value="0.91324200913242">
            <text:p>0,91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 table:formula="oooc:=1.09^([.E65]/1)" office:value-type="float" office:value="12.1721820817718">
            <text:p>12,17</text:p>
          </table:table-cell>
          <table:table-cell table:style-name="ce1" table:formula="oooc:=[.$H$62]*(1.09^([.E65]-1))" office:value-type="float" office:value="54.7189836703504">
            <text:p>54,71898</text:p>
          </table:table-cell>
          <table:table-cell office:value-type="float" office:value="55">
            <text:p>55</text:p>
          </table:table-cell>
          <table:table-cell table:style-name="ce1" table:formula="oooc:=ROUND([.G65])-[.H65]" office:value-type="float" office:value="0">
            <text:p>0,00000</text:p>
          </table:table-cell>
          <table:table-cell office:value-type="float" office:value="128">
            <text:p>128</text:p>
          </table:table-cell>
          <table:table-cell office:value-type="float" office:value="201">
            <text:p>201</text:p>
          </table:table-cell>
          <table:table-cell table:style-name="ce1" table:formula="oooc:=100*[.H65]/([.$M$58]*1.09^[.E65])" office:value-type="float" office:value="0.753083268479364">
            <text:p>0,75308</text:p>
          </table:table-cell>
          <table:table-cell table:style-name="ce1" table:formula="oooc:=0.859*100*[.J65]/([.$M$58]*1.09^[.E65])" office:value-type="float" office:value="1.50550930065169">
            <text:p>1,50551</text:p>
          </table:table-cell>
          <table:table-cell table:style-name="ce1" table:formula="oooc:=0.91*100*[.K65]/([.$M$58]*1.09^[.E65])" office:value-type="float" office:value="2.5044811025011">
            <text:p>2,50448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 table:formula="oooc:=1.09^([.E66]/1)" office:value-type="float" office:value="11.1671395245613">
            <text:p>11,17</text:p>
          </table:table-cell>
          <table:table-cell table:style-name="ce1" table:formula="oooc:=[.$H$62]*(1.09^([.E66]-1))" office:value-type="float" office:value="50.2009024498627">
            <text:p>50,20090</text:p>
          </table:table-cell>
          <table:table-cell office:value-type="float" office:value="51">
            <text:p>51</text:p>
          </table:table-cell>
          <table:table-cell table:style-name="ce1" table:formula="oooc:=ROUND([.G66])-[.H66]" office:value-type="float" office:value="-1">
            <text:p>-1,00000</text:p>
          </table:table-cell>
          <table:table-cell office:value-type="float" office:value="118">
            <text:p>118</text:p>
          </table:table-cell>
          <table:table-cell office:value-type="float" office:value="185">
            <text:p>185</text:p>
          </table:table-cell>
          <table:table-cell table:style-name="ce1" table:formula="oooc:=100*[.H66]/([.$M$58]*1.09^[.E66])" office:value-type="float" office:value="0.761161798086688">
            <text:p>0,76116</text:p>
          </table:table-cell>
          <table:table-cell table:style-name="ce1" table:formula="oooc:=0.859*100*[.J66]/([.$M$58]*1.09^[.E66])" office:value-type="float" office:value="1.51280161132672">
            <text:p>1,51280</text:p>
          </table:table-cell>
          <table:table-cell table:style-name="ce1" table:formula="oooc:=0.91*100*[.K66]/([.$M$58]*1.09^[.E66])" office:value-type="float" office:value="2.51258017074302">
            <text:p>2,51258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 table:formula="oooc:=1.09^([.E67]/1)" office:value-type="float" office:value="10.245082132625">
            <text:p>10,25</text:p>
          </table:table-cell>
          <table:table-cell table:style-name="ce1" table:formula="oooc:=[.$H$62]*(1.09^([.E67]-1))" office:value-type="float" office:value="46.0558738072135">
            <text:p>46,05587</text:p>
          </table:table-cell>
          <table:table-cell office:value-type="float" office:value="47">
            <text:p>47</text:p>
          </table:table-cell>
          <table:table-cell table:style-name="ce1" table:formula="oooc:=ROUND([.G67])-[.H67]" office:value-type="float" office:value="-1">
            <text:p>-1,00000</text:p>
          </table:table-cell>
          <table:table-cell office:value-type="float" office:value="118">
            <text:p>118</text:p>
          </table:table-cell>
          <table:table-cell/>
          <table:table-cell table:style-name="ce1" table:formula="oooc:=100*[.H67]/([.$M$58]*1.09^[.E67])" office:value-type="float" office:value="0.764594488548648">
            <text:p>0,76459</text:p>
          </table:table-cell>
          <table:table-cell table:style-name="ce1" table:formula="oooc:=100*[.J67]/(700*1.09^[.E67])" office:value-type="float" office:value="1.64538874739344">
            <text:p>1,64539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 table:formula="oooc:=1.09^([.E68]/1)" office:value-type="float" office:value="9.39915791983949">
            <text:p>9,4</text:p>
          </table:table-cell>
          <table:table-cell table:style-name="ce1" table:formula="oooc:=[.$H$62]*(1.09^([.E68]-1))" office:value-type="float" office:value="42.2530952359757">
            <text:p>42,25310</text:p>
          </table:table-cell>
          <table:table-cell office:value-type="float" office:value="43">
            <text:p>43</text:p>
          </table:table-cell>
          <table:table-cell table:style-name="ce1" table:formula="oooc:=ROUND([.G68])-[.H68]" office:value-type="float" office:value="-1">
            <text:p>-1,00000</text:p>
          </table:table-cell>
          <table:table-cell office:value-type="float" office:value="43">
            <text:p>43</text:p>
          </table:table-cell>
          <table:table-cell/>
          <table:table-cell table:style-name="ce1" table:formula="oooc:=100*[.H68]/([.$M$58]*1.09^[.E68])" office:value-type="float" office:value="0.762479652729258">
            <text:p>0,76248</text:p>
          </table:table-cell>
          <table:table-cell table:style-name="ce1" table:formula="oooc:=100*[.J68]/(700*1.09^[.E68])" office:value-type="float" office:value="0.65355398805365">
            <text:p>0,65355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 table:formula="oooc:=1.09^([.E69]/1)" office:value-type="float" office:value="8.6230806604032">
            <text:p>8,62</text:p>
          </table:table-cell>
          <table:table-cell table:style-name="ce1" table:formula="oooc:=[.$H$62]*(1.09^([.E69]-1))" office:value-type="float" office:value="38.764307555941">
            <text:p>38,76431</text:p>
          </table:table-cell>
          <table:table-cell office:value-type="float" office:value="39">
            <text:p>39</text:p>
          </table:table-cell>
          <table:table-cell table:style-name="ce1" table:formula="oooc:=ROUND([.G69])-[.H69]" office:value-type="float" office:value="0">
            <text:p>0,00000</text:p>
          </table:table-cell>
          <table:table-cell office:value-type="float" office:value="39">
            <text:p>39</text:p>
          </table:table-cell>
          <table:table-cell/>
          <table:table-cell table:style-name="ce1" table:formula="oooc:=100*[.H69]/([.$M$58]*1.09^[.E69])" office:value-type="float" office:value="0.753790931105134">
            <text:p>0,75379</text:p>
          </table:table-cell>
          <table:table-cell table:style-name="ce1" table:formula="oooc:=100*[.J69]/(700*1.09^[.E69])" office:value-type="float" office:value="0.646106512375829">
            <text:p>0,64611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 table:formula="oooc:=1.09^([.E70]/1)" office:value-type="float" office:value="7.91108317468183">
            <text:p>7,91</text:p>
          </table:table-cell>
          <table:table-cell table:style-name="ce1" table:formula="oooc:=[.$H$62]*(1.09^([.E70]-1))" office:value-type="float" office:value="35.5635849137073">
            <text:p>35,56358</text:p>
          </table:table-cell>
          <table:table-cell office:value-type="float" office:value="36">
            <text:p>36</text:p>
          </table:table-cell>
          <table:table-cell table:style-name="ce1" table:formula="oooc:=ROUND([.G70])-[.H70]" office:value-type="float" office:value="0">
            <text:p>0,00000</text:p>
          </table:table-cell>
          <table:table-cell office:value-type="float" office:value="36">
            <text:p>36</text:p>
          </table:table-cell>
          <table:table-cell/>
          <table:table-cell table:style-name="ce1" table:formula="oooc:=100*[.H70]/([.$M$58]*1.09^[.E70])" office:value-type="float" office:value="0.75842964452732">
            <text:p>0,75843</text:p>
          </table:table-cell>
          <table:table-cell table:style-name="ce1" table:formula="oooc:=100*[.J70]/(700*1.09^[.E70])" office:value-type="float" office:value="0.650082552451988">
            <text:p>0,65008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 table:formula="oooc:=1.09^([.E71]/1)" office:value-type="float" office:value="7.25787447218517">
            <text:p>7,26</text:p>
          </table:table-cell>
          <table:table-cell table:style-name="ce1" table:formula="oooc:=[.$H$62]*(1.09^([.E71]-1))" office:value-type="float" office:value="32.6271421226673">
            <text:p>32,62714</text:p>
          </table:table-cell>
          <table:table-cell office:value-type="float" office:value="33">
            <text:p>33</text:p>
          </table:table-cell>
          <table:table-cell table:style-name="ce1" table:formula="oooc:=ROUND([.G71])-[.H71]" office:value-type="float" office:value="0">
            <text:p>0,00000</text:p>
          </table:table-cell>
          <table:table-cell office:value-type="float" office:value="33">
            <text:p>33</text:p>
          </table:table-cell>
          <table:table-cell/>
          <table:table-cell table:style-name="ce1" table:formula="oooc:=100*[.H71]/([.$M$58]*1.09^[.E71])" office:value-type="float" office:value="0.757797619823547">
            <text:p>0,75780</text:p>
          </table:table-cell>
          <table:table-cell table:style-name="ce1" table:formula="oooc:=100*[.J71]/(700*1.09^[.E71])" office:value-type="float" office:value="0.649540816991612">
            <text:p>0,6495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table:formula="oooc:=1.09^([.E72]/1)" office:value-type="float" office:value="6.6586004331974">
            <text:p>6,66</text:p>
          </table:table-cell>
          <table:table-cell table:style-name="ce1" table:formula="oooc:=[.$H$62]*(1.09^([.E72]-1))" office:value-type="float" office:value="29.9331579107039">
            <text:p>29,93316</text:p>
          </table:table-cell>
          <table:table-cell office:value-type="float" office:value="30">
            <text:p>30</text:p>
          </table:table-cell>
          <table:table-cell table:style-name="ce1" table:formula="oooc:=ROUND([.G72])-[.H72]" office:value-type="float" office:value="0">
            <text:p>0,00000</text:p>
          </table:table-cell>
          <table:table-cell office:value-type="float" office:value="30">
            <text:p>30</text:p>
          </table:table-cell>
          <table:table-cell/>
          <table:table-cell table:style-name="ce1" table:formula="oooc:=100*[.H72]/([.$M$58]*1.09^[.E72])" office:value-type="float" office:value="0.750908550552424">
            <text:p>0,75091</text:p>
          </table:table-cell>
          <table:table-cell table:style-name="ce1" table:formula="oooc:=100*[.J72]/(700*1.09^[.E72])" office:value-type="float" office:value="0.643635900473506">
            <text:p>0,6436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 table:formula="oooc:=1.09^([.E73]/1)" office:value-type="float" office:value="6.10880773687835">
            <text:p>6,11</text:p>
          </table:table-cell>
          <table:table-cell table:style-name="ce1" table:formula="oooc:=[.$H$62]*(1.09^([.E73]-1))" office:value-type="float" office:value="27.4616127621137">
            <text:p>27,46161</text:p>
          </table:table-cell>
          <table:table-cell office:value-type="float" office:value="28">
            <text:p>28</text:p>
          </table:table-cell>
          <table:table-cell table:style-name="ce1" table:formula="oooc:=ROUND([.G73])-[.H73]" office:value-type="float" office:value="-1">
            <text:p>-1,00000</text:p>
          </table:table-cell>
          <table:table-cell office:value-type="float" office:value="28">
            <text:p>28</text:p>
          </table:table-cell>
          <table:table-cell/>
          <table:table-cell table:style-name="ce1" table:formula="oooc:=100*[.H73]/([.$M$58]*1.09^[.E73])" office:value-type="float" office:value="0.763924298761999">
            <text:p>0,76392</text:p>
          </table:table-cell>
          <table:table-cell table:style-name="ce1" table:formula="oooc:=100*[.J73]/(700*1.09^[.E73])" office:value-type="float" office:value="0.654792256081714">
            <text:p>0,65479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 table:formula="oooc:=1.09^([.E74]/1)" office:value-type="float" office:value="5.6044107677783">
            <text:p>5,6</text:p>
          </table:table-cell>
          <table:table-cell table:style-name="ce1" table:formula="oooc:=[.$H$62]*(1.09^([.E74]-1))" office:value-type="float" office:value="25.1941401487281">
            <text:p>25,19414</text:p>
          </table:table-cell>
          <table:table-cell office:value-type="float" office:value="26">
            <text:p>26</text:p>
          </table:table-cell>
          <table:table-cell table:style-name="ce1" table:formula="oooc:=ROUND([.G74])-[.H74]" office:value-type="float" office:value="-1">
            <text:p>-1,00000</text:p>
          </table:table-cell>
          <table:table-cell office:value-type="float" office:value="26">
            <text:p>26</text:p>
          </table:table-cell>
          <table:table-cell/>
          <table:table-cell table:style-name="ce1" table:formula="oooc:=100*[.H74]/([.$M$58]*1.09^[.E74])" office:value-type="float" office:value="0.773200522389824">
            <text:p>0,77320</text:p>
          </table:table-cell>
          <table:table-cell table:style-name="ce1" table:formula="oooc:=100*[.J74]/(700*1.09^[.E74])" office:value-type="float" office:value="0.662743304905563">
            <text:p>0,6627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 table:formula="oooc:=1.09^([.E75]/1)" office:value-type="float" office:value="5.14166125484248">
            <text:p>5,14</text:p>
          </table:table-cell>
          <table:table-cell table:style-name="ce1" table:formula="oooc:=[.$H$62]*(1.09^([.E75]-1))" office:value-type="float" office:value="23.1138900447047">
            <text:p>23,11389</text:p>
          </table:table-cell>
          <table:table-cell office:value-type="float" office:value="24">
            <text:p>24</text:p>
          </table:table-cell>
          <table:table-cell table:style-name="ce1" table:formula="oooc:=ROUND([.G75])-[.H75]" office:value-type="float" office:value="-1">
            <text:p>-1,00000</text:p>
          </table:table-cell>
          <table:table-cell office:value-type="float" office:value="24">
            <text:p>24</text:p>
          </table:table-cell>
          <table:table-cell/>
          <table:table-cell table:style-name="ce1" table:formula="oooc:=100*[.H75]/([.$M$58]*1.09^[.E75])" office:value-type="float" office:value="0.777958679450684">
            <text:p>0,77796</text:p>
          </table:table-cell>
          <table:table-cell table:style-name="ce1" table:formula="oooc:=100*[.J75]/(700*1.09^[.E75])" office:value-type="float" office:value="0.666821725243443">
            <text:p>0,66682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table:formula="oooc:=1.09^([.E76]/1)" office:value-type="float" office:value="4.71712041728668">
            <text:p>4,72</text:p>
          </table:table-cell>
          <table:table-cell table:style-name="ce1" table:formula="oooc:=[.$H$62]*(1.09^([.E76]-1))" office:value-type="float" office:value="21.2054037107383">
            <text:p>21,20540</text:p>
          </table:table-cell>
          <table:table-cell office:value-type="float" office:value="22">
            <text:p>22</text:p>
          </table:table-cell>
          <table:table-cell table:style-name="ce1" table:formula="oooc:=ROUND([.G76])-[.H76]" office:value-type="float" office:value="-1">
            <text:p>-1,00000</text:p>
          </table:table-cell>
          <table:table-cell office:value-type="float" office:value="22">
            <text:p>22</text:p>
          </table:table-cell>
          <table:table-cell/>
          <table:table-cell table:style-name="ce1" table:formula="oooc:=100*[.H76]/([.$M$58]*1.09^[.E76])" office:value-type="float" office:value="0.777310380551142">
            <text:p>0,77731</text:p>
          </table:table-cell>
          <table:table-cell table:style-name="ce1" table:formula="oooc:=100*[.J76]/(700*1.09^[.E76])" office:value-type="float" office:value="0.666266040472407">
            <text:p>0,6662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 table:formula="oooc:=1.09^([.E77]/1)" office:value-type="float" office:value="4.32763341035475">
            <text:p>4,33</text:p>
          </table:table-cell>
          <table:table-cell table:style-name="ce1" table:formula="oooc:=[.$H$62]*(1.09^([.E77]-1))" office:value-type="float" office:value="19.4544988171911">
            <text:p>19,45450</text:p>
          </table:table-cell>
          <table:table-cell office:value-type="float" office:value="19">
            <text:p>19</text:p>
          </table:table-cell>
          <table:table-cell table:style-name="ce1" table:formula="oooc:=ROUND([.G77])-[.H77]" office:value-type="float" office:value="0">
            <text:p>0,00000</text:p>
          </table:table-cell>
          <table:table-cell office:value-type="float" office:value="19">
            <text:p>19</text:p>
          </table:table-cell>
          <table:table-cell/>
          <table:table-cell table:style-name="ce1" table:formula="oooc:=100*[.H77]/([.$M$58]*1.09^[.E77])" office:value-type="float" office:value="0.731731726418825">
            <text:p>0,73173</text:p>
          </table:table-cell>
          <table:table-cell table:style-name="ce1" table:formula="oooc:=100*[.J77]/(700*1.09^[.E77])" office:value-type="float" office:value="0.627198622644707">
            <text:p>0,62720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 table:formula="oooc:=1.09^([.E78]/1)" office:value-type="float" office:value="3.9703058810594">
            <text:p>3,97</text:p>
          </table:table-cell>
          <table:table-cell table:style-name="ce1" table:formula="oooc:=[.$H$62]*(1.09^([.E78]-1))" office:value-type="float" office:value="17.8481640524689">
            <text:p>17,84816</text:p>
          </table:table-cell>
          <table:table-cell office:value-type="float" office:value="18">
            <text:p>18</text:p>
          </table:table-cell>
          <table:table-cell table:style-name="ce1" table:formula="oooc:=ROUND([.G78])-[.H78]" office:value-type="float" office:value="0">
            <text:p>0,00000</text:p>
          </table:table-cell>
          <table:table-cell office:value-type="float" office:value="18">
            <text:p>18</text:p>
          </table:table-cell>
          <table:table-cell/>
          <table:table-cell table:style-name="ce1" table:formula="oooc:=100*[.H78]/([.$M$58]*1.09^[.E78])" office:value-type="float" office:value="0.755609288017755">
            <text:p>0,75561</text:p>
          </table:table-cell>
          <table:table-cell table:style-name="ce1" table:formula="oooc:=100*[.J78]/(700*1.09^[.E78])" office:value-type="float" office:value="0.647665104015219">
            <text:p>0,6476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formula="oooc:=1.09^([.E79]/1)" office:value-type="float" office:value="3.64248245968752">
            <text:p>3,64</text:p>
          </table:table-cell>
          <table:table-cell table:style-name="ce1" table:formula="oooc:=[.$H$62]*(1.09^([.E79]-1))" office:value-type="float" office:value="16.3744624334577">
            <text:p>16,37446</text:p>
          </table:table-cell>
          <table:table-cell office:value-type="float" office:value="17">
            <text:p>17</text:p>
          </table:table-cell>
          <table:table-cell table:style-name="ce1" table:formula="oooc:=ROUND([.G79])-[.H79]" office:value-type="float" office:value="-1">
            <text:p>-1,00000</text:p>
          </table:table-cell>
          <table:table-cell office:value-type="float" office:value="17">
            <text:p>17</text:p>
          </table:table-cell>
          <table:table-cell/>
          <table:table-cell table:style-name="ce1" table:formula="oooc:=100*[.H79]/([.$M$58]*1.09^[.E79])" office:value-type="float" office:value="0.7778577837205">
            <text:p>0,77786</text:p>
          </table:table-cell>
          <table:table-cell table:style-name="ce1" table:formula="oooc:=100*[.J79]/(700*1.09^[.E79])" office:value-type="float" office:value="0.666735243189">
            <text:p>0,6667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 table:formula="oooc:=1.09^([.E80]/1)" office:value-type="float" office:value="3.34172702723626">
            <text:p>3,34</text:p>
          </table:table-cell>
          <table:table-cell table:style-name="ce1" table:formula="oooc:=[.$H$62]*(1.09^([.E80]-1))" office:value-type="float" office:value="15.0224425995025">
            <text:p>15,02244</text:p>
          </table:table-cell>
          <table:table-cell office:value-type="float" office:value="16">
            <text:p>16</text:p>
          </table:table-cell>
          <table:table-cell table:style-name="ce1" table:formula="oooc:=ROUND([.G80])-[.H80]" office:value-type="float" office:value="-1">
            <text:p>-1,00000</text:p>
          </table:table-cell>
          <table:table-cell office:value-type="float" office:value="16">
            <text:p>16</text:p>
          </table:table-cell>
          <table:table-cell/>
          <table:table-cell table:style-name="ce1" table:formula="oooc:=100*[.H80]/([.$M$58]*1.09^[.E80])" office:value-type="float" office:value="0.797990573416795">
            <text:p>0,79799</text:p>
          </table:table-cell>
          <table:table-cell table:style-name="ce1" table:formula="oooc:=100*[.J80]/(700*1.09^[.E80])" office:value-type="float" office:value="0.683991920071539">
            <text:p>0,68399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 table:formula="oooc:=1.09^([.E81]/1)" office:value-type="float" office:value="3.06580461214336">
            <text:p>3,07</text:p>
          </table:table-cell>
          <table:table-cell table:style-name="ce1" table:formula="oooc:=[.$H$62]*(1.09^([.E81]-1))" office:value-type="float" office:value="13.7820574307362">
            <text:p>13,78206</text:p>
          </table:table-cell>
          <table:table-cell office:value-type="float" office:value="14">
            <text:p>14</text:p>
          </table:table-cell>
          <table:table-cell table:style-name="ce1" table:formula="oooc:=ROUND([.G81])-[.H81]" office:value-type="float" office:value="0">
            <text:p>0,00000</text:p>
          </table:table-cell>
          <table:table-cell office:value-type="float" office:value="14">
            <text:p>14</text:p>
          </table:table-cell>
          <table:table-cell/>
          <table:table-cell table:style-name="ce1" table:formula="oooc:=100*[.H81]/([.$M$58]*1.09^[.E81])" office:value-type="float" office:value="0.761083509396269">
            <text:p>0,76108</text:p>
          </table:table-cell>
          <table:table-cell table:style-name="ce1" table:formula="oooc:=100*[.J81]/(700*1.09^[.E81])" office:value-type="float" office:value="0.65235729376823">
            <text:p>0,65236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 table:formula="oooc:=1.09^([.E82]/1)" office:value-type="float" office:value="2.8126647817829">
            <text:p>2,81</text:p>
          </table:table-cell>
          <table:table-cell table:style-name="ce1" table:formula="oooc:=[.$H$62]*(1.09^([.E82]-1))" office:value-type="float" office:value="12.6440893859965">
            <text:p>12,64409</text:p>
          </table:table-cell>
          <table:table-cell office:value-type="float" office:value="13">
            <text:p>13</text:p>
          </table:table-cell>
          <table:table-cell table:style-name="ce1" table:formula="oooc:=ROUND([.G82])-[.H82]" office:value-type="float" office:value="0">
            <text:p>0,00000</text:p>
          </table:table-cell>
          <table:table-cell office:value-type="float" office:value="13">
            <text:p>13</text:p>
          </table:table-cell>
          <table:table-cell/>
          <table:table-cell table:style-name="ce1" table:formula="oooc:=100*[.H82]/([.$M$58]*1.09^[.E82])" office:value-type="float" office:value="0.770325237724652">
            <text:p>0,77033</text:p>
          </table:table-cell>
          <table:table-cell table:style-name="ce1" table:formula="oooc:=100*[.J82]/(700*1.09^[.E82])" office:value-type="float" office:value="0.660278775192559">
            <text:p>0,66028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 table:formula="oooc:=1.09^([.E83]/1)" office:value-type="float" office:value="2.58042640530541">
            <text:p>2,58</text:p>
          </table:table-cell>
          <table:table-cell table:style-name="ce1" table:formula="oooc:=[.$H$62]*(1.09^([.E83]-1))" office:value-type="float" office:value="11.6000820055014">
            <text:p>11,60008</text:p>
          </table:table-cell>
          <table:table-cell office:value-type="float" office:value="12">
            <text:p>12</text:p>
          </table:table-cell>
          <table:table-cell table:style-name="ce1" table:formula="oooc:=ROUND([.G83])-[.H83]" office:value-type="float" office:value="0">
            <text:p>0,00000</text:p>
          </table:table-cell>
          <table:table-cell office:value-type="float" office:value="12">
            <text:p>12</text:p>
          </table:table-cell>
          <table:table-cell/>
          <table:table-cell table:style-name="ce1" table:formula="oooc:=100*[.H83]/([.$M$58]*1.09^[.E83])" office:value-type="float" office:value="0.775065700726035">
            <text:p>0,77507</text:p>
          </table:table-cell>
          <table:table-cell table:style-name="ce1" table:formula="oooc:=100*[.J83]/(700*1.09^[.E83])" office:value-type="float" office:value="0.664342029193744">
            <text:p>0,6643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 table:formula="oooc:=1.09^([.E84]/1)" office:value-type="float" office:value="2.36736367459212">
            <text:p>2,37</text:p>
          </table:table-cell>
          <table:table-cell table:style-name="ce1" table:formula="oooc:=[.$H$62]*(1.09^([.E84]-1))" office:value-type="float" office:value="10.6422770692673">
            <text:p>10,64228</text:p>
          </table:table-cell>
          <table:table-cell office:value-type="float" office:value="11">
            <text:p>11</text:p>
          </table:table-cell>
          <table:table-cell table:style-name="ce1" table:formula="oooc:=ROUND([.G84])-[.H84]" office:value-type="float" office:value="0">
            <text:p>0,00000</text:p>
          </table:table-cell>
          <table:table-cell office:value-type="float" office:value="11">
            <text:p>11</text:p>
          </table:table-cell>
          <table:table-cell/>
          <table:table-cell table:style-name="ce1" table:formula="oooc:=100*[.H84]/([.$M$58]*1.09^[.E84])" office:value-type="float" office:value="0.774419812642096">
            <text:p>0,77442</text:p>
          </table:table-cell>
          <table:table-cell table:style-name="ce1" table:formula="oooc:=100*[.J84]/(700*1.09^[.E84])" office:value-type="float" office:value="0.663788410836083">
            <text:p>0,66379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 table:formula="oooc:=1.09^([.E85]/1)" office:value-type="float" office:value="2.17189327944231">
            <text:p>2,17</text:p>
          </table:table-cell>
          <table:table-cell table:style-name="ce1" table:formula="oooc:=[.$H$62]*(1.09^([.E85]-1))" office:value-type="float" office:value="9.76355694428195">
            <text:p>9,76356</text:p>
          </table:table-cell>
          <table:table-cell office:value-type="float" office:value="10">
            <text:p>10</text:p>
          </table:table-cell>
          <table:table-cell table:style-name="ce1" table:formula="oooc:=ROUND([.G85])-[.H85]" office:value-type="float" office:value="0">
            <text:p>0,00000</text:p>
          </table:table-cell>
          <table:table-cell office:value-type="float" office:value="10">
            <text:p>10</text:p>
          </table:table-cell>
          <table:table-cell/>
          <table:table-cell table:style-name="ce1" table:formula="oooc:=100*[.H85]/([.$M$58]*1.09^[.E85])" office:value-type="float" office:value="0.767379632527168">
            <text:p>0,76738</text:p>
          </table:table-cell>
          <table:table-cell table:style-name="ce1" table:formula="oooc:=100*[.J85]/(700*1.09^[.E85])" office:value-type="float" office:value="0.657753970737573">
            <text:p>0,65775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 table:formula="oooc:=1.09^([.E86]/1)" office:value-type="float" office:value="1.99256264169019">
            <text:p>1,99</text:p>
          </table:table-cell>
          <table:table-cell table:style-name="ce1" table:formula="oooc:=[.$H$62]*(1.09^([.E86]-1))" office:value-type="float" office:value="8.95739169200179">
            <text:p>8,95739</text:p>
          </table:table-cell>
          <table:table-cell office:value-type="float" office:value="9">
            <text:p>9</text:p>
          </table:table-cell>
          <table:table-cell table:style-name="ce1" table:formula="oooc:=ROUND([.G86])-[.H86]" office:value-type="float" office:value="0">
            <text:p>0,00000</text:p>
          </table:table-cell>
          <table:table-cell office:value-type="float" office:value="9">
            <text:p>9</text:p>
          </table:table-cell>
          <table:table-cell/>
          <table:table-cell table:style-name="ce1" table:formula="oooc:=100*[.H86]/([.$M$58]*1.09^[.E86])" office:value-type="float" office:value="0.752799419509152">
            <text:p>0,75280</text:p>
          </table:table-cell>
          <table:table-cell table:style-name="ce1" table:formula="oooc:=100*[.J86]/(700*1.09^[.E86])" office:value-type="float" office:value="0.645256645293559">
            <text:p>0,64526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table:formula="oooc:=1.09^([.E87]/1)" office:value-type="float" office:value="1.82803912081669">
            <text:p>1,83</text:p>
          </table:table-cell>
          <table:table-cell table:style-name="ce1" table:formula="oooc:=[.$H$62]*(1.09^([.E87]-1))" office:value-type="float" office:value="8.2177905431209">
            <text:p>8,21779</text:p>
          </table:table-cell>
          <table:table-cell office:value-type="float" office:value="9">
            <text:p>9</text:p>
          </table:table-cell>
          <table:table-cell table:style-name="ce1" table:formula="oooc:=ROUND([.G87])-[.H87]" office:value-type="float" office:value="-1">
            <text:p>-1,00000</text:p>
          </table:table-cell>
          <table:table-cell office:value-type="float" office:value="9">
            <text:p>9</text:p>
          </table:table-cell>
          <table:table-cell/>
          <table:table-cell table:style-name="ce1" table:formula="oooc:=100*[.H87]/([.$M$58]*1.09^[.E87])" office:value-type="float" office:value="0.820551367264976">
            <text:p>0,82055</text:p>
          </table:table-cell>
          <table:table-cell table:style-name="ce1" table:formula="oooc:=100*[.J87]/(700*1.09^[.E87])" office:value-type="float" office:value="0.703329743369979">
            <text:p>0,7033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6">
            <text:p>6</text:p>
          </table:table-cell>
          <table:table-cell table:formula="oooc:=1.09^([.E88]/1)" office:value-type="float" office:value="1.677100110841">
            <text:p>1,68</text:p>
          </table:table-cell>
          <table:table-cell table:style-name="ce1" table:formula="oooc:=[.$H$62]*(1.09^([.E88]-1))" office:value-type="float" office:value="7.53925737901">
            <text:p>7,53926</text:p>
          </table:table-cell>
          <table:table-cell office:value-type="float" office:value="8">
            <text:p>8</text:p>
          </table:table-cell>
          <table:table-cell table:style-name="ce1" table:formula="oooc:=ROUND([.G88])-[.H88]" office:value-type="float" office:value="0">
            <text:p>0,00000</text:p>
          </table:table-cell>
          <table:table-cell office:value-type="float" office:value="8">
            <text:p>8</text:p>
          </table:table-cell>
          <table:table-cell/>
          <table:table-cell table:style-name="ce1" table:formula="oooc:=100*[.H88]/([.$M$58]*1.09^[.E88])" office:value-type="float" office:value="0.795023102505621">
            <text:p>0,79502</text:p>
          </table:table-cell>
          <table:table-cell table:style-name="ce1" table:formula="oooc:=100*[.J88]/(700*1.09^[.E88])" office:value-type="float" office:value="0.681448373576247">
            <text:p>0,68145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5">
            <text:p>5</text:p>
          </table:table-cell>
          <table:table-cell table:formula="oooc:=1.09^([.E89]/1)" office:value-type="float" office:value="1.5386239549">
            <text:p>1,54</text:p>
          </table:table-cell>
          <table:table-cell table:style-name="ce1" table:formula="oooc:=[.$H$62]*(1.09^([.E89]-1))" office:value-type="float" office:value="6.916749889">
            <text:p>6,91675</text:p>
          </table:table-cell>
          <table:table-cell office:value-type="float" office:value="7">
            <text:p>7</text:p>
          </table:table-cell>
          <table:table-cell table:style-name="ce1" table:formula="oooc:=ROUND([.G89])-[.H89]" office:value-type="float" office:value="0">
            <text:p>0,00000</text:p>
          </table:table-cell>
          <table:table-cell office:value-type="float" office:value="7">
            <text:p>7</text:p>
          </table:table-cell>
          <table:table-cell/>
          <table:table-cell table:style-name="ce1" table:formula="oooc:=100*[.H89]/([.$M$58]*1.09^[.E89])" office:value-type="float" office:value="0.758253284014736">
            <text:p>0,75825</text:p>
          </table:table-cell>
          <table:table-cell table:style-name="ce1" table:formula="oooc:=100*[.J89]/(700*1.09^[.E89])" office:value-type="float" office:value="0.649931386298345">
            <text:p>0,6499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4">
            <text:p>4</text:p>
          </table:table-cell>
          <table:table-cell table:formula="oooc:=1.09^([.E90]/1)" office:value-type="float" office:value="1.41158161">
            <text:p>1,41</text:p>
          </table:table-cell>
          <table:table-cell table:style-name="ce1" table:formula="oooc:=[.$H$62]*(1.09^([.E90]-1))" office:value-type="float" office:value="6.3456421">
            <text:p>6,34564</text:p>
          </table:table-cell>
          <table:table-cell office:value-type="float" office:value="7">
            <text:p>7</text:p>
          </table:table-cell>
          <table:table-cell table:style-name="ce1" table:formula="oooc:=ROUND([.G90])-[.H90]" office:value-type="float" office:value="-1">
            <text:p>-1,00000</text:p>
          </table:table-cell>
          <table:table-cell office:value-type="float" office:value="7">
            <text:p>7</text:p>
          </table:table-cell>
          <table:table-cell/>
          <table:table-cell table:style-name="ce1" table:formula="oooc:=100*[.H90]/([.$M$58]*1.09^[.E90])" office:value-type="float" office:value="0.826496079576062">
            <text:p>0,82650</text:p>
          </table:table-cell>
          <table:table-cell table:style-name="ce1" table:formula="oooc:=100*[.J90]/(700*1.09^[.E90])" office:value-type="float" office:value="0.708425211065196">
            <text:p>0,70843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3">
            <text:p>3</text:p>
          </table:table-cell>
          <table:table-cell table:formula="oooc:=1.09^([.E91]/1)" office:value-type="float" office:value="1.295029">
            <text:p>1,3</text:p>
          </table:table-cell>
          <table:table-cell table:style-name="ce1" table:formula="oooc:=[.$H$62]*(1.09^([.E91]-1))" office:value-type="float" office:value="5.82169">
            <text:p>5,82169</text:p>
          </table:table-cell>
          <table:table-cell office:value-type="float" office:value="6">
            <text:p>6</text:p>
          </table:table-cell>
          <table:table-cell table:style-name="ce1" table:formula="oooc:=ROUND([.G91])-[.H91]" office:value-type="float" office:value="0">
            <text:p>0,00000</text:p>
          </table:table-cell>
          <table:table-cell office:value-type="float" office:value="6">
            <text:p>6</text:p>
          </table:table-cell>
          <table:table-cell/>
          <table:table-cell table:style-name="ce1" table:formula="oooc:=100*[.H91]/([.$M$58]*1.09^[.E91])" office:value-type="float" office:value="0.772183480061064">
            <text:p>0,77218</text:p>
          </table:table-cell>
          <table:table-cell table:style-name="ce1" table:formula="oooc:=100*[.J91]/(700*1.09^[.E91])" office:value-type="float" office:value="0.661871554338055">
            <text:p>0,6618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formula="oooc:=1.09^([.E92]/1)" office:value-type="float" office:value="1.1881">
            <text:p>1,19</text:p>
          </table:table-cell>
          <table:table-cell table:style-name="ce1" table:formula="oooc:=[.$H$62]*(1.09^([.E92]-1))" office:value-type="float" office:value="5.341">
            <text:p>5,34100</text:p>
          </table:table-cell>
          <table:table-cell office:value-type="float" office:value="6">
            <text:p>6</text:p>
          </table:table-cell>
          <table:table-cell table:style-name="ce1" table:formula="oooc:=ROUND([.G92])-[.H92]" office:value-type="float" office:value="-1">
            <text:p>-1,00000</text:p>
          </table:table-cell>
          <table:table-cell office:value-type="float" office:value="6">
            <text:p>6</text:p>
          </table:table-cell>
          <table:table-cell/>
          <table:table-cell table:style-name="ce1" table:formula="oooc:=100*[.H92]/([.$M$58]*1.09^[.E92])" office:value-type="float" office:value="0.84167999326656">
            <text:p>0,84168</text:p>
          </table:table-cell>
          <table:table-cell table:style-name="ce1" table:formula="oooc:=100*[.J92]/(700*1.09^[.E92])" office:value-type="float" office:value="0.72143999422848">
            <text:p>0,72144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formula="oooc:=1.09^([.E93]/1)" office:value-type="float" office:value="1.09">
            <text:p>1,09</text:p>
          </table:table-cell>
          <table:table-cell table:style-name="ce1" table:formula="oooc:=[.$H$62]*(1.09^([.E93]-1))" office:value-type="float" office:value="4.9">
            <text:p>4,90000</text:p>
          </table:table-cell>
          <table:table-cell/>
          <table:table-cell table:number-columns-repeated="3"/>
          <table:table-cell table:style-name="ce1" table:formula="oooc:=100*[.H93]/([.$M$58]*1.09^[.E93])" office:value-type="float" office:value="0">
            <text:p>0,00000</text:p>
          </table:table-cell>
          <table:table-cell table:formula="oooc:=SUM([.M64:.M92])/29" office:value-type="float" office:value="0.784956753081603">
            <text:p>0,78</text:p>
          </table:table-cell>
          <table:table-cell table:number-columns-repeated="9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5" number:min-integer-digits="1"/>
    </number:number-style>
    <number:number-style style:name="N109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2">02.08.2009</text:date>, <text:time>20:47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7-26T10:48:42</meta:creation-date>
    <dc:date>2009-08-02T20:47:30</dc:date>
    <dc:language>de-DE</dc:language>
    <meta:editing-cycles>9</meta:editing-cycles>
    <meta:editing-duration>P4DT16H21M32S</meta:editing-duration>
    <meta:user-defined meta:name="Info 1"/>
    <meta:user-defined meta:name="Info 2"/>
    <meta:user-defined meta:name="Info 3"/>
    <meta:user-defined meta:name="Info 4"/>
    <meta:document-statistic meta:table-count="3" meta:cell-count="8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7999992370605pt" style:font-family-asian="'Arial Unicode MS'" style:font-family-generic-asian="system" style:font-pitch-asian="variable" style:font-size-asian="23.7999992370605pt" style:font-family-complex="Tahoma" style:font-family-generic-complex="system" style:font-pitch-complex="variable" style:font-size-complex="23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11pt" style:font-family-asian="'Arial Unicode MS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8000001907349pt" style:font-family-asian="'Arial Unicode MS'" style:font-family-generic-asian="system" style:font-pitch-asian="variable" style:font-size-asian="12.8000001907349pt" style:font-family-complex="Tahoma" style:font-family-generic-complex="system" style:font-pitch-complex="variable" style:font-size-complex="12.8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11pt" style:font-family-asian="'Arial Unicode MS'" style:font-family-generic-asian="system" style:font-pitch-asian="variable" style:font-size-asian="11pt" style:font-family-complex="Tahoma" style:font-family-generic-complex="system" style:font-pitch-complex="variable" style:font-size-complex="11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91cm" svg:height="12.807cm" chart:class="chart:line" chart:style-name="ch1">
        <chart:title svg:x="4.684cm" svg:y="0.257cm" chart:style-name="ch2">
          <text:p>Haupttitel</text:p>
        </chart:title>
        <chart:legend chart:legend-position="end" svg:x="10.392cm" svg:y="6.049cm" chart:style-name="ch3"/>
        <chart:plot-area chart:style-name="ch4" table:cell-range-address="Tabelle1.$L$7:.$L$35 Tabelle1.$O$7:.$O$35" chart:data-source-has-labels="column" chart:table-number-list="0 0" svg:x="0.258cm" svg:y="1.72cm" svg:width="9.619cm" svg:height="10.83cm">
          <chart:axis chart:dimension="x" chart:name="primary-x" chart:style-name="ch5">
            <chart:categories table:cell-range-address="local-table.A2:.A30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6999998092651pt" style:font-family-asian="'Arial Unicode MS'" style:font-family-generic-asian="system" style:font-pitch-asian="variable" style:font-size-asian="15.6999998092651pt" style:font-family-complex="Tahoma" style:font-family-generic-complex="system" style:font-pitch-complex="variable" style:font-size-complex="15.699999809265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19999980926514pt" style:font-family-asian="'Arial Unicode MS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5pt" style:font-family-asian="'Arial Unicode MS'" style:font-family-generic-asian="system" style:font-pitch-asian="variable" style:font-size-asian="8.5pt" style:font-family-complex="Tahoma" style:font-family-generic-complex="system" style:font-pitch-complex="variable" style:font-size-complex="8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.19999980926514pt" style:font-family-asian="'Arial Unicode MS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.19999980926514pt" style:font-family-asian="'Arial Unicode MS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rial" style:font-family-generic="swiss" style:font-pitch="variable" fo:font-size="7.19999980926514pt" style:font-family-asian="'Arial Unicode MS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rial" style:font-family-generic="swiss" style:font-pitch="variable" fo:font-size="7.19999980926514pt" style:font-family-asian="'Arial Unicode MS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0066" draw:fill-color="#660066"/>
      <style:text-properties fo:font-family="Arial" style:font-family-generic="swiss" style:font-pitch="variable" fo:font-size="7.19999980926514pt" style:font-family-asian="'Arial Unicode MS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8080" draw:fill-color="#ff8080"/>
      <style:text-properties fo:font-family="Arial" style:font-family-generic="swiss" style:font-pitch="variable" fo:font-size="7.19999980926514pt" style:font-family-asian="'Arial Unicode MS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13" style:family="chart">
      <style:graphic-properties draw:stroke="none" draw:fill="solid" draw:fill-color="#d9d9d9"/>
    </style:style>
    <style:style style:name="ch14" style:family="chart">
      <style:graphic-properties draw:stroke="none" draw:fill-color="#999999"/>
    </style:style>
  </office:automatic-styles>
  <office:body>
    <office:chart>
      <chart:chart svg:width="13.297cm" svg:height="8.601cm" chart:class="chart:line" chart:style-name="ch1">
        <chart:title svg:x="6.259cm" svg:y="0.17cm" chart:style-name="ch2">
          <text:p>Haupttitel</text:p>
        </chart:title>
        <chart:legend chart:legend-position="end" svg:x="11.441cm" svg:y="3.188cm" chart:style-name="ch3"/>
        <chart:plot-area chart:style-name="ch4" table:cell-range-address="Tabelle1.$H$50:.$M$52" chart:table-number-list="0" svg:x="0.264cm" svg:y="1.151cm" svg:width="10.65cm" svg:height="7.278cm"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"/>
          </chart:serie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series chart:style-name="ch11">
            <chart:data-point chart:repeated="3"/>
          </chart:series>
          <chart:series chart:style-name="ch12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  <table:table-cell office:value-type="string">
                <text:p>Spalte L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Zeile 50</text:p>
              </table:table-cell>
              <table:table-cell office:value-type="float" office:value="0.5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60">
                <text:p>6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55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1.5">
                <text:p>1.5</text:p>
              </table:table-cell>
              <table:table-cell office:value-type="float" office:value="1.#NAN">
                <text:p>1.#NAN</text:p>
              </table:table-cell>
              <table:table-cell office:value-type="float" office:value="140">
                <text:p>140</text:p>
              </table:table-cell>
              <table:table-cell office:value-type="float" office:value="1.56428571428571">
                <text:p>1.56428571428571</text:p>
              </table:table-cell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2.5">
                <text:p>2.5</text:p>
              </table:table-cell>
              <table:table-cell office:value-type="float" office:value="1.#NAN">
                <text:p>1.#NAN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201">
                <text:p>201</text:p>
              </table:table-cell>
              <table:table-cell office:value-type="float" office:value="185">
                <text:p>18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9.2000007629395pt" style:font-family-asian="'Arial Unicode MS'" style:font-family-generic-asian="system" style:font-pitch-asian="variable" style:font-size-asian="19.2000007629395pt" style:font-family-complex="Tahoma" style:font-family-generic-complex="system" style:font-pitch-complex="variable" style:font-size-complex="19.200000762939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89999961853027pt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Arial Unicode MS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Arial Unicode MS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7" style:family="chart">
      <style:graphic-properties svg:stroke-color="#9999ff" draw:fill-color="#9999ff"/>
      <style:text-properties fo:font-family="Arial" style:font-family-generic="swiss" style:font-pitch="variable" fo:font-size="8.89999961853027pt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8.89999961853027pt" style:font-family-asian="'Arial Unicode MS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0.788cm" svg:height="10.362cm" chart:class="chart:line" chart:style-name="ch1">
        <chart:title svg:x="3.951cm" svg:y="0.206cm" chart:style-name="ch2">
          <text:p>Haupttitel</text:p>
        </chart:title>
        <chart:legend chart:legend-position="end" svg:x="8.703cm" svg:y="4.628cm" chart:style-name="ch3"/>
        <chart:plot-area chart:style-name="ch4" table:cell-range-address="Tabelle1.$L$6:.$L$35 Tabelle1.$O$6:.$P$35" chart:data-source-has-labels="column" chart:table-number-list="0 0" svg:x="0.214cm" svg:y="1.438cm" svg:width="8.062cm" svg:height="8.718cm">
          <chart:axis chart:dimension="x" chart:name="primary-x" chart:style-name="ch5">
            <chart:categories table:cell-range-address="local-table.A2:.A31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0"/>
          </chart:series>
          <chart:series chart:style-name="ch8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Spalt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">
                <text:p>5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